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53in"/>
    </style:style>
    <style:style style:name="co2" style:family="table-column">
      <style:table-column-properties fo:break-before="auto" style:column-width="1.0917in"/>
    </style:style>
    <style:style style:name="co3" style:family="table-column">
      <style:table-column-properties fo:break-before="auto" style:column-width="1.4819in"/>
    </style:style>
    <style:style style:name="co4" style:family="table-column">
      <style:table-column-properties fo:break-before="auto" style:column-width="1.3161in"/>
    </style:style>
    <style:style style:name="co5" style:family="table-column">
      <style:table-column-properties fo:break-before="auto" style:column-width="1.422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909in"/>
    </style:style>
    <style:style style:name="co8" style:family="table-column">
      <style:table-column-properties fo:break-before="auto" style:column-width="1.3256in"/>
    </style:style>
    <style:style style:name="co9" style:family="table-column">
      <style:table-column-properties fo:break-before="auto" style:column-width="1.12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fo:border-bottom="none" fo:background-color="#b4c7dc" fo:border-left="none" fo:border-right="none" fo:border-top="0.74pt solid #000000"/>
    </style:style>
    <style:style style:name="ce4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d4ea6b"/>
    </style:style>
    <style:style style:name="ce6" style:family="table-cell" style:parent-style-name="Default">
      <style:table-cell-properties fo:border-bottom="0.74pt solid #000000" fo:background-color="#d4ea6b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9" style:family="table-cell" style:parent-style-name="Default">
      <style:table-cell-properties fo:border-bottom="none" fo:border-left="0.74pt solid #000000" fo:border-right="none" fo:border-top="0.74pt solid #000000"/>
    </style:style>
    <style:style style:name="ce10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order-left="0.74pt solid #000000" fo:border-right="none" fo:border-top="none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74pt solid #000000" fo:border-top="none"/>
    </style:style>
    <style:style style:name="ce26" style:family="table-cell" style:parent-style-name="Default" style:data-style-name="N0"/>
    <style:style style:name="ce12" style:family="table-cell" style:parent-style-name="Default">
      <style:table-cell-properties fo:border-bottom="none" fo:border-left="none" fo:border-right="0.74pt solid #000000" fo:border-top="0.74pt solid #000000"/>
    </style:style>
    <style:style style:name="ce14" style:family="table-cell" style:parent-style-name="Default">
      <style:table-cell-properties fo:border-bottom="0.74pt solid #000000" fo:border-left="none" fo:border-right="0.74pt solid #000000" fo:border-top="none"/>
    </style:style>
    <style:style style:name="ce3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/>
        <table:shapes>
          <draw:frame draw:z-index="0" draw:style-name="gr1" draw:text-style-name="P1" svg:width="6.2988in" svg:height="3.5429in" svg:x="15.4268in" svg:y="0.1583in">
            <draw:object draw:notify-on-update-of-ranges="Sheet2.C8:Sheet2.L8 Sheet2.C14:Sheet2.L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5.0445in" svg:y="7.6004in">
            <draw:object draw:notify-on-update-of-ranges="Sheet2.C43:Sheet2.J43 Sheet2.C49:Sheet2.J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5.0673in" svg:y="3.7138in">
            <draw:object draw:notify-on-update-of-ranges="Sheet2.C26:Sheet2.M26 Sheet2.C32:Sheet2.M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6" table:number-columns-repeated="1011" table:default-cell-style-name="Default"/>
        <table:table-row table:style-name="ro1">
          <table:table-cell/>
          <table:table-cell office:value-type="string" calcext:value-type="string">
            <text:p>no sampling</text:p>
          </table:table-cell>
          <table:table-cell office:value-type="string" calcext:value-type="string">
            <text:p>t=0 (add 0.2x aTc)</text:p>
          </table:table-cell>
          <table:table-cell office:value-type="string" calcext:value-type="string">
            <text:p>sampling</text:p>
          </table:table-cell>
          <table:table-cell office:value-type="string" calcext:value-type="string">
            <text:p>t=0, 2 (add x1 aTc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C2, actual time, sampling</text:p>
          </table:table-cell>
          <table:table-cell office:value-type="string" calcext:value-type="string">
            <text:p>21:45, 06/03/23</text:p>
          </table:table-cell>
          <table:table-cell office:value-type="string" calcext:value-type="string">
            <text:p>12:00, 08/03/23</text:p>
          </table:table-cell>
          <table:table-cell/>
          <table:table-cell office:value-type="string" calcext:value-type="string">
            <text:p>14:00, 10/03/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C2, internal time</text:p>
          </table:table-cell>
          <table:table-cell office:value-type="float" office:value="0" calcext:value-type="float">
            <text:p>0</text:p>
          </table:table-cell>
          <table:table-cell table:formula="of:=[.B4]+24+24-(21.75-12)" office:value-type="float" office:value="38.25" calcext:value-type="float">
            <text:p>38.25</text:p>
          </table:table-cell>
          <table:table-cell/>
          <table:table-cell table:formula="of:=[.C4]+48+2" office:value-type="float" office:value="88.25" calcext:value-type="float">
            <text:p>88.2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ple</text:p>
          </table:table-cell>
          <table:table-cell/>
          <table:table-cell office:value-type="string" calcext:value-type="string">
            <text:p>2-1-8</text:p>
          </table:table-cell>
          <table:table-cell office:value-type="string" calcext:value-type="string">
            <text:p>2-1-9</text:p>
          </table:table-cell>
          <table:table-cell office:value-type="string" calcext:value-type="string">
            <text:p>2-1-10</text:p>
          </table:table-cell>
          <table:table-cell office:value-type="string" calcext:value-type="string">
            <text:p>2-1-11</text:p>
          </table:table-cell>
          <table:table-cell/>
          <table:table-cell office:value-type="string" calcext:value-type="string">
            <text:p>2-1-14</text:p>
          </table:table-cell>
          <table:table-cell/>
          <table:table-cell office:value-type="string" calcext:value-type="string">
            <text:p>2-1-16</text:p>
          </table:table-cell>
          <table:table-cell office:value-type="string" calcext:value-type="string">
            <text:p>2-1-18</text:p>
          </table:table-cell>
          <table:table-cell office:value-type="string" calcext:value-type="string">
            <text:p>2-1-2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C2-1-4, actual time</text:p>
          </table:table-cell>
          <table:table-cell table:style-name="ce2" office:value-type="string" calcext:value-type="string">
            <text:p>21:45, 06/03/23</text:p>
          </table:table-cell>
          <table:table-cell table:style-name="ce2" office:value-type="string" calcext:value-type="string">
            <text:p>12:00, 08/03/23</text:p>
          </table:table-cell>
          <table:table-cell table:style-name="ce2" office:value-type="string" calcext:value-type="string">
            <text:p>18:50, 09/03/23</text:p>
          </table:table-cell>
          <table:table-cell table:style-name="ce2" office:value-type="string" calcext:value-type="string">
            <text:p>14:00, 10/03/23</text:p>
          </table:table-cell>
          <table:table-cell table:style-name="ce2" office:value-type="string" calcext:value-type="string">
            <text:p>15:40, 11/03/23</text:p>
          </table:table-cell>
          <table:table-cell table:style-name="ce2"/>
          <table:table-cell table:style-name="ce2" office:value-type="string" calcext:value-type="string">
            <text:p>15:00, 14/03/23</text:p>
          </table:table-cell>
          <table:table-cell table:style-name="ce2"/>
          <table:table-cell table:style-name="ce2" office:value-type="string" calcext:value-type="string">
            <text:p>18:00, 16/03/23</text:p>
          </table:table-cell>
          <table:table-cell table:style-name="ce2" office:value-type="string" calcext:value-type="string">
            <text:p>13:15, 18/03/23</text:p>
          </table:table-cell>
          <table:table-cell table:style-name="ce2" office:value-type="string" calcext:value-type="string">
            <text:p>14:00, 20/03/23</text:p>
          </table:table-cell>
          <table:table-cell table:style-name="ce7" table:number-columns-repeated="1012"/>
        </table:table-row>
        <table:table-row table:style-name="ro1">
          <table:table-cell table:style-name="ce4" office:value-type="string" calcext:value-type="string">
            <text:p>MC2-1-4, internal time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48-(21.75-12)" office:value-type="float" office:value="38.25" calcext:value-type="float">
            <text:p>38.25</text:p>
          </table:table-cell>
          <table:table-cell table:style-name="ce4" table:formula="of:=[.C8]+24+6+(5/6)" office:value-type="float" office:value="69.0833333333333" calcext:value-type="float">
            <text:p>69.0833333333333</text:p>
          </table:table-cell>
          <table:table-cell table:style-name="ce4" table:formula="of:=[.C8]+48+2" office:value-type="float" office:value="88.25" calcext:value-type="float">
            <text:p>88.25</text:p>
          </table:table-cell>
          <table:table-cell table:style-name="ce4" table:formula="of:=[.E8]+24+1+(2/3)" office:value-type="float" office:value="113.916666666667" calcext:value-type="float">
            <text:p>113.916666666667</text:p>
          </table:table-cell>
          <table:table-cell table:style-name="ce4"/>
          <table:table-cell table:style-name="ce4" table:formula="of:=[.E8]+(4*24)+1" office:value-type="float" office:value="185.25" calcext:value-type="float">
            <text:p>185.25</text:p>
          </table:table-cell>
          <table:table-cell table:style-name="ce4"/>
          <table:table-cell table:style-name="ce4" table:formula="of:=[.H8]+48+3" office:value-type="float" office:value="236.25" calcext:value-type="float">
            <text:p>236.25</text:p>
          </table:table-cell>
          <table:table-cell table:style-name="ce4" table:formula="of:=[.J8]+6+13+1/4" office:value-type="float" office:value="255.5" calcext:value-type="float">
            <text:p>255.5</text:p>
          </table:table-cell>
          <table:table-cell table:style-name="ce4" table:formula="of:=[.K8]+48+0.75" office:value-type="float" office:value="304.25" calcext:value-type="float">
            <text:p>304.2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0h – 40h</text:p>
          </table:table-cell>
          <table:table-cell office:value-type="string" calcext:value-type="string">
            <text:p>40h – 70h</text:p>
          </table:table-cell>
          <table:table-cell office:value-type="string" calcext:value-type="string">
            <text:p>70h – 90h</text:p>
          </table:table-cell>
          <table:table-cell office:value-type="string" calcext:value-type="string">
            <text:p>90h – 115h</text:p>
          </table:table-cell>
          <table:table-cell/>
          <table:table-cell office:value-type="string" calcext:value-type="string">
            <text:p>115h-185h</text:p>
          </table:table-cell>
          <table:table-cell/>
          <table:table-cell office:value-type="string" calcext:value-type="string">
            <text:p>185h-235h</text:p>
          </table:table-cell>
          <table:table-cell office:value-type="string" calcext:value-type="string">
            <text:p>235h – 255h</text:p>
          </table:table-cell>
          <table:table-cell office:value-type="string" calcext:value-type="string">
            <text:p>255-305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µ in this time, channel 1</text:p>
          </table:table-cell>
          <table:table-cell table:style-name="ce7"/>
          <table:table-cell table:style-name="ce7" office:value-type="float" office:value="0.0576" calcext:value-type="float">
            <text:p>0.0576</text:p>
          </table:table-cell>
          <table:table-cell table:style-name="ce7" office:value-type="float" office:value="0.0487" calcext:value-type="float">
            <text:p>0.0487</text:p>
          </table:table-cell>
          <table:table-cell table:style-name="ce7" office:value-type="float" office:value="0.05" calcext:value-type="float">
            <text:p>0.05</text:p>
          </table:table-cell>
          <table:table-cell table:style-name="ce7" office:value-type="float" office:value="0.0193" calcext:value-type="float">
            <text:p>0.0193</text:p>
          </table:table-cell>
          <table:table-cell table:style-name="ce7"/>
          <table:table-cell table:style-name="ce7" office:value-type="float" office:value="0.0352" calcext:value-type="float">
            <text:p>0.0352</text:p>
          </table:table-cell>
          <table:table-cell table:style-name="ce7"/>
          <table:table-cell table:style-name="ce7" office:value-type="float" office:value="0.0224" calcext:value-type="float">
            <text:p>0.0224</text:p>
          </table:table-cell>
          <table:table-cell table:style-name="ce7" office:value-type="float" office:value="0.0317" calcext:value-type="float">
            <text:p>0.0317</text:p>
          </table:table-cell>
          <table:table-cell table:style-name="ce7" office:value-type="float" office:value="0.0523" calcext:value-type="float">
            <text:p>0.05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 2</text:p>
          </table:table-cell>
          <table:table-cell/>
          <table:table-cell office:value-type="float" office:value="0.0475" calcext:value-type="float">
            <text:p>0.0475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212" calcext:value-type="float">
            <text:p>0.0212</text:p>
          </table:table-cell>
          <table:table-cell/>
          <table:table-cell office:value-type="float" office:value="0.0477" calcext:value-type="float">
            <text:p>0.0477</text:p>
          </table:table-cell>
          <table:table-cell/>
          <table:table-cell office:value-type="float" office:value="0.0134" calcext:value-type="float">
            <text:p>0.0134</text:p>
          </table:table-cell>
          <table:table-cell office:value-type="string" calcext:value-type="string">
            <text:p>NA</text:p>
          </table:table-cell>
          <table:table-cell office:value-type="float" office:value="0.0914" calcext:value-type="float">
            <text:p>0.09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 3</text:p>
          </table:table-cell>
          <table:table-cell/>
          <table:table-cell office:value-type="float" office:value="0.0546" calcext:value-type="float">
            <text:p>0.0546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28" calcext:value-type="float">
            <text:p>0.028</text:p>
          </table:table-cell>
          <table:table-cell/>
          <table:table-cell office:value-type="float" office:value="0.0241" calcext:value-type="float">
            <text:p>0.0241</text:p>
          </table:table-cell>
          <table:table-cell/>
          <table:table-cell office:value-type="float" office:value="0.0262" calcext:value-type="float">
            <text:p>0.0262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448" calcext:value-type="float">
            <text:p>0.04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 4</text:p>
          </table:table-cell>
          <table:table-cell table:style-name="ce8"/>
          <table:table-cell table:style-name="ce8" office:value-type="float" office:value="0.0766" calcext:value-type="float">
            <text:p>0.0766</text:p>
          </table:table-cell>
          <table:table-cell table:style-name="ce8" office:value-type="float" office:value="0.0625" calcext:value-type="float">
            <text:p>0.0625</text:p>
          </table:table-cell>
          <table:table-cell table:style-name="ce8" office:value-type="float" office:value="0.0337" calcext:value-type="float">
            <text:p>0.0337</text:p>
          </table:table-cell>
          <table:table-cell table:style-name="ce8" office:value-type="float" office:value="0.0399" calcext:value-type="float">
            <text:p>0.0399</text:p>
          </table:table-cell>
          <table:table-cell table:style-name="ce8"/>
          <table:table-cell table:style-name="ce8" office:value-type="float" office:value="0.0228" calcext:value-type="float">
            <text:p>0.0228</text:p>
          </table:table-cell>
          <table:table-cell table:style-name="ce8"/>
          <table:table-cell table:style-name="ce8" office:value-type="float" office:value="0.0385" calcext:value-type="float">
            <text:p>0.0385</text:p>
          </table:table-cell>
          <table:table-cell table:style-name="ce8" office:value-type="float" office:value="0.0308" calcext:value-type="float">
            <text:p>0.0308</text:p>
          </table:table-cell>
          <table:table-cell table:style-name="ce8" office:value-type="float" office:value="0.0491" calcext:value-type="float">
            <text:p>0.04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µ (average)</text:p>
          </table:table-cell>
          <table:table-cell/>
          <table:table-cell table:formula="of:=AVERAGE([.C10:.C13])" office:value-type="float" office:value="0.059075" calcext:value-type="float">
            <text:p>0.059075</text:p>
          </table:table-cell>
          <table:table-cell table:formula="of:=AVERAGE([.D10:.D13])" office:value-type="float" office:value="0.0524" calcext:value-type="float">
            <text:p>0.0524</text:p>
          </table:table-cell>
          <table:table-cell table:formula="of:=AVERAGE([.E10:.E13])" office:value-type="float" office:value="0.03915" calcext:value-type="float">
            <text:p>0.03915</text:p>
          </table:table-cell>
          <table:table-cell table:formula="of:=AVERAGE([.F10:.F13])" office:value-type="float" office:value="0.0271" calcext:value-type="float">
            <text:p>0.0271</text:p>
          </table:table-cell>
          <table:table-cell/>
          <table:table-cell table:formula="of:=AVERAGE([.H10:.H13])" office:value-type="float" office:value="0.03245" calcext:value-type="float">
            <text:p>0.03245</text:p>
          </table:table-cell>
          <table:table-cell/>
          <table:table-cell table:formula="of:=AVERAGE([.J10:.J13])" office:value-type="float" office:value="0.025125" calcext:value-type="float">
            <text:p>0.025125</text:p>
          </table:table-cell>
          <table:table-cell table:formula="of:=AVERAGE([.K10:.K13])" office:value-type="float" office:value="0.0299" calcext:value-type="float">
            <text:p>0.0299</text:p>
          </table:table-cell>
          <table:table-cell table:formula="of:=AVERAGE([.L10:.L13])" office:value-type="float" office:value="0.0594" calcext:value-type="float">
            <text:p>0.059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oubling time (h)</text:p>
          </table:table-cell>
          <table:table-cell/>
          <table:table-cell table:formula="of:=LN(2)/[.C14]" office:value-type="float" office:value="11.7333420323309" calcext:value-type="float">
            <text:p>11.7333420323309</text:p>
          </table:table-cell>
          <table:table-cell table:formula="of:=LN(2)/[.D14]" office:value-type="float" office:value="13.2279996290066" calcext:value-type="float">
            <text:p>13.2279996290066</text:p>
          </table:table-cell>
          <table:table-cell table:formula="of:=LN(2)/[.E14]" office:value-type="float" office:value="17.7049088265631" calcext:value-type="float">
            <text:p>17.7049088265631</text:p>
          </table:table-cell>
          <table:table-cell table:formula="of:=LN(2)/[.F14]" office:value-type="float" office:value="25.5773867365293" calcext:value-type="float">
            <text:p>25.5773867365293</text:p>
          </table:table-cell>
          <table:table-cell/>
          <table:table-cell table:formula="of:=LN(2)/[.H14]" office:value-type="float" office:value="21.3604678138658" calcext:value-type="float">
            <text:p>21.3604678138658</text:p>
          </table:table-cell>
          <table:table-cell/>
          <table:table-cell table:formula="of:=LN(2)/[.J14]" office:value-type="float" office:value="27.5879474849729" calcext:value-type="float">
            <text:p>27.5879474849729</text:p>
          </table:table-cell>
          <table:table-cell table:formula="of:=LN(2)/[.K14]" office:value-type="float" office:value="23.1821799518376" calcext:value-type="float">
            <text:p>23.1821799518376</text:p>
          </table:table-cell>
          <table:table-cell table:formula="of:=LN(2)/[.L14]" office:value-type="float" office:value="11.6691444538711" calcext:value-type="float">
            <text:p>11.66914445387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neration?</text:p>
          </table:table-cell>
          <table:table-cell/>
          <table:table-cell table:formula="of:=[.C8]/[.C15]" office:value-type="float" office:value="3.25994076492472" calcext:value-type="float">
            <text:p>3.25994076492472</text:p>
          </table:table-cell>
          <table:table-cell table:formula="of:=([.D8]-[.C8])/[.D15]+[.C16]" office:value-type="float" office:value="5.59085505265432" calcext:value-type="float">
            <text:p>5.59085505265432</text:p>
          </table:table-cell>
          <table:table-cell table:formula="of:=([.E8]-[.D8])/[.E15]+[.D16]" office:value-type="float" office:value="6.67341734396138" calcext:value-type="float">
            <text:p>6.67341734396138</text:p>
          </table:table-cell>
          <table:table-cell table:formula="of:=([.F8]-[.E8])/[.F15]+[.E16]" office:value-type="float" office:value="7.67690792456906" calcext:value-type="float">
            <text:p>7.67690792456906</text:p>
          </table:table-cell>
          <table:table-cell/>
          <table:table-cell table:formula="of:=([.H8]-[.F8])/[.H15]+[.F16]" office:value-type="float" office:value="11.0164103153841" calcext:value-type="float">
            <text:p>11.0164103153841</text:p>
          </table:table-cell>
          <table:table-cell/>
          <table:table-cell table:formula="of:=([.J8]-[.H8])/[.J15]+[.H16]" office:value-type="float" office:value="12.8650436734032" calcext:value-type="float">
            <text:p>12.8650436734032</text:p>
          </table:table-cell>
          <table:table-cell table:formula="of:=([.K8]-[.J8])/[.K15]+[.J16]" office:value-type="float" office:value="13.6954228715629" calcext:value-type="float">
            <text:p>13.6954228715629</text:p>
          </table:table-cell>
          <table:table-cell table:formula="of:=([.L8]-[.K8])/[.L15]+[.K16]" office:value-type="float" office:value="17.8731070362171" calcext:value-type="float">
            <text:p>17.8731070362171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generation since 0.2x aTc</text:p>
          </table:table-cell>
          <table:table-cell table:style-name="ce5"/>
          <table:table-cell table:style-name="ce5" table:formula="of:=[.C16]-[.$C$16]" office:value-type="float" office:value="0" calcext:value-type="float">
            <text:p>0</text:p>
          </table:table-cell>
          <table:table-cell table:style-name="ce5" table:formula="of:=[.D16]-[.$C$16]" office:value-type="float" office:value="2.3309142877296" calcext:value-type="float">
            <text:p>2.3309142877296</text:p>
          </table:table-cell>
          <table:table-cell table:style-name="ce5" table:formula="of:=[.E16]-[.$C$16]" office:value-type="float" office:value="3.41347657903666" calcext:value-type="float">
            <text:p>3.41347657903666</text:p>
          </table:table-cell>
          <table:table-cell table:style-name="ce5" table:formula="of:=[.F16]-[.$C$16]" office:value-type="float" office:value="4.41696715964434" calcext:value-type="float">
            <text:p>4.41696715964434</text:p>
          </table:table-cell>
          <table:table-cell table:style-name="ce5"/>
          <table:table-cell table:style-name="ce5" table:formula="of:=[.H16]-[.$C$16]" office:value-type="float" office:value="7.7564695504594" calcext:value-type="float">
            <text:p>7.7564695504594</text:p>
          </table:table-cell>
          <table:table-cell table:style-name="ce5"/>
          <table:table-cell table:style-name="ce5" table:formula="of:=[.J16]-[.$C$16]" office:value-type="float" office:value="9.60510290847849" calcext:value-type="float">
            <text:p>9.60510290847849</text:p>
          </table:table-cell>
          <table:table-cell table:style-name="ce5" table:formula="of:=[.K16]-[.$C$16]" office:value-type="float" office:value="10.4354821066382" calcext:value-type="float">
            <text:p>10.4354821066382</text:p>
          </table:table-cell>
          <table:table-cell table:style-name="ce5" table:formula="of:=[.L16]-[.$C$16]" office:value-type="float" office:value="14.6131662712924" calcext:value-type="float">
            <text:p>14.6131662712924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generation since 1x aTc</text:p>
          </table:table-cell>
          <table:table-cell table:style-name="ce6" table:number-columns-repeated="3"/>
          <table:table-cell table:style-name="ce6" table:formula="of:=[.E16]-[.$E$16]" office:value-type="float" office:value="0" calcext:value-type="float">
            <text:p>0</text:p>
          </table:table-cell>
          <table:table-cell table:style-name="ce6" table:formula="of:=[.F16]-[.$E$16]" office:value-type="float" office:value="1.00349058060768" calcext:value-type="float">
            <text:p>1.00349058060768</text:p>
          </table:table-cell>
          <table:table-cell table:style-name="ce6"/>
          <table:table-cell table:style-name="ce6" table:formula="of:=[.H16]-[.$E$16]" office:value-type="float" office:value="4.34299297142274" calcext:value-type="float">
            <text:p>4.34299297142274</text:p>
          </table:table-cell>
          <table:table-cell table:style-name="ce6"/>
          <table:table-cell table:style-name="ce6" table:formula="of:=[.J16]-[.$E$16]" office:value-type="float" office:value="6.19162632944184" calcext:value-type="float">
            <text:p>6.19162632944184</text:p>
          </table:table-cell>
          <table:table-cell table:style-name="ce6" table:formula="of:=[.K16]-[.$E$16]" office:value-type="float" office:value="7.0220055276015" calcext:value-type="float">
            <text:p>7.0220055276015</text:p>
          </table:table-cell>
          <table:table-cell table:style-name="ce6" table:formula="of:=[.L16]-[.$E$16]" office:value-type="float" office:value="11.1996896922557" calcext:value-type="float">
            <text:p>11.1996896922557</text:p>
          </table:table-cell>
          <table:table-cell table:style-name="ce8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0306_MC4_measur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C4</text:p>
          </table:table-cell>
          <table:table-cell office:value-type="string" calcext:value-type="string">
            <text:p>21:45, 06/03/23</text:p>
          </table:table-cell>
          <table:table-cell office:value-type="string" calcext:value-type="string">
            <text:p>12:00, 08/03/23</text:p>
          </table:table-cell>
          <table:table-cell/>
          <table:table-cell office:value-type="string" calcext:value-type="string">
            <text:p>14:00, 10/03/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C4</text:p>
          </table:table-cell>
          <table:table-cell office:value-type="float" office:value="0" calcext:value-type="float">
            <text:p>0</text:p>
          </table:table-cell>
          <table:table-cell table:formula="of:=[.B22]+48-(21.75-12)" office:value-type="float" office:value="38.25" calcext:value-type="float">
            <text:p>38.25</text:p>
          </table:table-cell>
          <table:table-cell/>
          <table:table-cell table:formula="of:=[.C22]+48+2" office:value-type="float" office:value="88.25" calcext:value-type="float">
            <text:p>88.2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ple</text:p>
          </table:table-cell>
          <table:table-cell/>
          <table:table-cell office:value-type="string" calcext:value-type="string">
            <text:p>4-1-8</text:p>
          </table:table-cell>
          <table:table-cell table:number-columns-repeated="2"/>
          <table:table-cell office:value-type="string" calcext:value-type="string">
            <text:p>4-1-11</text:p>
          </table:table-cell>
          <table:table-cell/>
          <table:table-cell office:value-type="string" calcext:value-type="string">
            <text:p>4-1-14</text:p>
          </table:table-cell>
          <table:table-cell/>
          <table:table-cell office:value-type="string" calcext:value-type="string">
            <text:p>4-1-16</text:p>
          </table:table-cell>
          <table:table-cell/>
          <table:table-cell office:value-type="string" calcext:value-type="string">
            <text:p>4-1-20</text:p>
          </table:table-cell>
          <table:table-cell office:value-type="string" calcext:value-type="string">
            <text:p>4-1-2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C4-1-4, actual time, sampling</text:p>
          </table:table-cell>
          <table:table-cell table:style-name="ce2" office:value-type="string" calcext:value-type="string">
            <text:p>21:45, 06/03/23</text:p>
          </table:table-cell>
          <table:table-cell table:style-name="ce2" office:value-type="string" calcext:value-type="string">
            <text:p>12:00, 08/03/23</text:p>
          </table:table-cell>
          <table:table-cell table:style-name="ce2" table:number-columns-repeated="2"/>
          <table:table-cell table:style-name="ce2" office:value-type="string" calcext:value-type="string">
            <text:p>15:42, 11/03/23</text:p>
          </table:table-cell>
          <table:table-cell table:style-name="ce2"/>
          <table:table-cell table:style-name="ce2" office:value-type="string" calcext:value-type="string">
            <text:p>15:00, 14/03/23</text:p>
          </table:table-cell>
          <table:table-cell table:style-name="ce2"/>
          <table:table-cell table:style-name="ce2" office:value-type="string" calcext:value-type="string">
            <text:p>18:00, 16/03/23</text:p>
          </table:table-cell>
          <table:table-cell table:style-name="ce2"/>
          <table:table-cell table:style-name="ce2" office:value-type="string" calcext:value-type="string">
            <text:p>14:00, 20/03/23</text:p>
          </table:table-cell>
          <table:table-cell table:style-name="ce2" office:value-type="string" calcext:value-type="string">
            <text:p>15:15, 22/03/22</text:p>
          </table:table-cell>
          <table:table-cell table:style-name="ce7" table:number-columns-repeated="1011"/>
        </table:table-row>
        <table:table-row table:style-name="ro1">
          <table:table-cell table:style-name="ce4" office:value-type="string" calcext:value-type="string">
            <text:p>MC4-1-4, internal time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26]+48-(21.75-12)" office:value-type="float" office:value="38.25" calcext:value-type="float">
            <text:p>38.25</text:p>
          </table:table-cell>
          <table:table-cell table:style-name="ce4" table:number-columns-repeated="2"/>
          <table:table-cell table:style-name="ce4" table:formula="of:=[.C26]+(3*24)+3+2/3" office:value-type="float" office:value="113.916666666667" calcext:value-type="float">
            <text:p>113.916666666667</text:p>
          </table:table-cell>
          <table:table-cell table:style-name="ce4"/>
          <table:table-cell table:style-name="ce4" table:formula="of:=[.F26]+(24*3)-(40/60)" office:value-type="float" office:value="185.25" calcext:value-type="float">
            <text:p>185.25</text:p>
          </table:table-cell>
          <table:table-cell table:style-name="ce4"/>
          <table:table-cell table:style-name="ce4" table:formula="of:=[.H26]+24+9+18" office:value-type="float" office:value="236.25" calcext:value-type="float">
            <text:p>236.25</text:p>
          </table:table-cell>
          <table:table-cell table:style-name="ce4"/>
          <table:table-cell table:style-name="ce4" table:formula="of:=[.J26]+(4*24)-4" office:value-type="float" office:value="328.25" calcext:value-type="float">
            <text:p>328.25</text:p>
          </table:table-cell>
          <table:table-cell table:style-name="ce4" table:formula="of:=[.L26]+48+1.25" office:value-type="float" office:value="377.5" calcext:value-type="float">
            <text:p>377.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0h – 40h</text:p>
          </table:table-cell>
          <table:table-cell table:number-columns-repeated="2"/>
          <table:table-cell office:value-type="string" calcext:value-type="string">
            <text:p>40h – 115h</text:p>
          </table:table-cell>
          <table:table-cell/>
          <table:table-cell office:value-type="string" calcext:value-type="string">
            <text:p>115h-185h</text:p>
          </table:table-cell>
          <table:table-cell/>
          <table:table-cell office:value-type="string" calcext:value-type="string">
            <text:p>185h-235h</text:p>
          </table:table-cell>
          <table:table-cell/>
          <table:table-cell office:value-type="string" calcext:value-type="string">
            <text:p>235h-330h</text:p>
          </table:table-cell>
          <table:table-cell office:value-type="string" calcext:value-type="string">
            <text:p>330h-380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µ in this time, channel 1</text:p>
          </table:table-cell>
          <table:table-cell table:style-name="ce7"/>
          <table:table-cell table:style-name="ce7" office:value-type="float" office:value="0.0821" calcext:value-type="float">
            <text:p>0.0821</text:p>
          </table:table-cell>
          <table:table-cell table:style-name="ce7" table:number-columns-repeated="10"/>
          <table:table-cell table:number-columns-repeated="1011"/>
        </table:table-row>
        <table:table-row table:style-name="ro1">
          <table:table-cell office:value-type="string" calcext:value-type="string">
            <text:p>Ch 2</text:p>
          </table:table-cell>
          <table:table-cell/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 3</text:p>
          </table:table-cell>
          <table:table-cell/>
          <table:table-cell office:value-type="float" office:value="0.072" calcext:value-type="float">
            <text:p>0.0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 4</text:p>
          </table:table-cell>
          <table:table-cell table:style-name="ce8"/>
          <table:table-cell table:style-name="ce8" office:value-type="float" office:value="0.062" calcext:value-type="float">
            <text:p>0.062</text:p>
          </table:table-cell>
          <table:table-cell table:style-name="ce8" table:number-columns-repeated="4"/>
          <table:table-cell table:style-name="ce8" office:value-type="string" calcext:value-type="string">
            <text:p>compare below!</text:p>
          </table:table-cell>
          <table:table-cell table:style-name="ce8"/>
          <table:table-cell table:style-name="ce8" office:value-type="string" calcext:value-type="string">
            <text:p>compare below!</text:p>
          </table:table-cell>
          <table:table-cell table:style-name="ce8"/>
          <table:table-cell table:number-columns-repeated="2" table:style-name="ce8" office:value-type="string" calcext:value-type="string">
            <text:p>compare below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formula="of:=AVERAGE([.C28:.C31])" office:value-type="float" office:value="0.0720333333333333" calcext:value-type="float">
            <text:p>0.0720333333333333</text:p>
          </table:table-cell>
          <table:table-cell table:number-columns-repeated="2"/>
          <table:table-cell table:formula="of:=[.D68]" office:value-type="float" office:value="0.0327088888888889" calcext:value-type="float">
            <text:p>0.0327088888888889</text:p>
          </table:table-cell>
          <table:table-cell/>
          <table:table-cell table:formula="of:=[.D81]" office:value-type="float" office:value="0.0516777777777778" calcext:value-type="float">
            <text:p>0.0516777777777778</text:p>
          </table:table-cell>
          <table:table-cell/>
          <table:table-cell table:formula="of:=[.D95]" office:value-type="float" office:value="0.0450233333333333" calcext:value-type="float">
            <text:p>0.0450233333333333</text:p>
          </table:table-cell>
          <table:table-cell/>
          <table:table-cell table:formula="of:=[.D109]" office:value-type="float" office:value="0.0199142857142857" calcext:value-type="float">
            <text:p>0.0199142857142857</text:p>
          </table:table-cell>
          <table:table-cell table:formula="of:=[.D123]" office:value-type="float" office:value="0.0198690476190476" calcext:value-type="float">
            <text:p>0.01986904761904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ubling time</text:p>
          </table:table-cell>
          <table:table-cell/>
          <table:table-cell table:formula="of:=LN(2)/[.C32]" office:value-type="float" office:value="9.62258927200294" calcext:value-type="float">
            <text:p>9.62258927200294</text:p>
          </table:table-cell>
          <table:table-cell table:number-columns-repeated="2"/>
          <table:table-cell table:formula="of:=LN(2)/[.F32]" office:value-type="float" office:value="21.1914009954464" calcext:value-type="float">
            <text:p>21.1914009954464</text:p>
          </table:table-cell>
          <table:table-cell/>
          <table:table-cell table:formula="of:=LN(2)/[.H32]" office:value-type="float" office:value="13.4128673941937" calcext:value-type="float">
            <text:p>13.4128673941937</text:p>
          </table:table-cell>
          <table:table-cell/>
          <table:table-cell table:formula="of:=LN(2)/[.J32]" office:value-type="float" office:value="15.3952879372165" calcext:value-type="float">
            <text:p>15.3952879372165</text:p>
          </table:table-cell>
          <table:table-cell/>
          <table:table-cell table:formula="of:=LN(2)/[.L32]" office:value-type="float" office:value="34.8065298702986" calcext:value-type="float">
            <text:p>34.8065298702986</text:p>
          </table:table-cell>
          <table:table-cell table:formula="of:=LN(2)/[.M32]" office:value-type="float" office:value="34.8857778112855" calcext:value-type="float">
            <text:p>34.88577781128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neration?</text:p>
          </table:table-cell>
          <table:table-cell/>
          <table:table-cell table:formula="of:=[.C26]/[.C33]" office:value-type="float" office:value="3.97502157878534" calcext:value-type="float">
            <text:p>3.97502157878534</text:p>
          </table:table-cell>
          <table:table-cell table:number-columns-repeated="2"/>
          <table:table-cell table:formula="of:=([.F26]-[.C26])/[.F33]+[.C34]" office:value-type="float" office:value="7.54565226445479" calcext:value-type="float">
            <text:p>7.54565226445479</text:p>
          </table:table-cell>
          <table:table-cell/>
          <table:table-cell table:formula="of:=([.H26]-[.F26])/[.H33]+[.F34]" office:value-type="float" office:value="12.8639284567783" calcext:value-type="float">
            <text:p>12.8639284567783</text:p>
          </table:table-cell>
          <table:table-cell/>
          <table:table-cell table:formula="of:=([.J26]-[.H26])/[.J33]+[.H34]" office:value-type="float" office:value="16.1766303827171" calcext:value-type="float">
            <text:p>16.1766303827171</text:p>
          </table:table-cell>
          <table:table-cell/>
          <table:table-cell table:formula="of:=([.L26]-[.J26])/[.L33]+[.J34]" office:value-type="float" office:value="18.819812577059" calcext:value-type="float">
            <text:p>18.819812577059</text:p>
          </table:table-cell>
          <table:table-cell table:formula="of:=([.M26]-[.L26])/[.M33]+[.L34]" office:value-type="float" office:value="20.2315626680679" calcext:value-type="float">
            <text:p>20.2315626680679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LOG(EXP([.F32]*([.F26]-[.C26]));2)" office:value-type="float" office:value="3.57063068566945" calcext:value-type="float">
            <text:p>3.5706306856694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generation since 0.2x aTc</text:p>
          </table:table-cell>
          <table:table-cell table:style-name="ce5"/>
          <table:table-cell table:style-name="ce5" table:formula="of:=[.C34]-[.$C$34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F34]-[.$C$34]" office:value-type="float" office:value="3.57063068566943" calcext:value-type="float">
            <text:p>3.57063068566943</text:p>
          </table:table-cell>
          <table:table-cell table:style-name="ce5"/>
          <table:table-cell table:style-name="ce5" table:formula="of:=[.H34]-[.$C$34]" office:value-type="float" office:value="8.88890687799298" calcext:value-type="float">
            <text:p>8.88890687799298</text:p>
          </table:table-cell>
          <table:table-cell table:style-name="ce5"/>
          <table:table-cell table:style-name="ce5" table:formula="of:=[.J34]-[.$C$34]" office:value-type="float" office:value="12.2016088039318" calcext:value-type="float">
            <text:p>12.2016088039318</text:p>
          </table:table-cell>
          <table:table-cell table:style-name="ce5"/>
          <table:table-cell table:style-name="ce5" table:formula="of:=[.L34]-[.$C$34]" office:value-type="float" office:value="14.8447909982736" calcext:value-type="float">
            <text:p>14.8447909982736</text:p>
          </table:table-cell>
          <table:table-cell table:style-name="ce5" table:formula="of:=[.M34]-[.$C$34]" office:value-type="float" office:value="16.2565410892826" calcext:value-type="float">
            <text:p>16.2565410892826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compared to only when growing calculating version a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D71]" office:value-type="float" office:value="3.53917138447411" calcext:value-type="float">
            <text:p>3.53917138447411</text:p>
          </table:table-cell>
          <table:table-cell table:style-name="ce5"/>
          <table:table-cell table:style-name="ce5" table:formula="of:=[.F37]+[.D84]" office:value-type="float" office:value="8.01248780792382" calcext:value-type="float">
            <text:p>8.01248780792382</text:p>
          </table:table-cell>
          <table:table-cell table:style-name="ce5"/>
          <table:table-cell table:style-name="ce5" table:formula="of:=[.H37]+[.D98]" office:value-type="float" office:value="11.2602347941384" calcext:value-type="float">
            <text:p>11.2602347941384</text:p>
          </table:table-cell>
          <table:table-cell table:style-name="ce5"/>
          <table:table-cell table:style-name="ce5" table:formula="of:=[.J37]+[.D112]" office:value-type="float" office:value="14.6731703625347" calcext:value-type="float">
            <text:p>14.6731703625347</text:p>
          </table:table-cell>
          <table:table-cell table:style-name="ce5" table:formula="of:=[.L37]+[.D126]" office:value-type="float" office:value="16.1593867038238" calcext:value-type="float">
            <text:p>16.1593867038238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compared to only when growing calculating version b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69]" office:value-type="float" office:value="3.53917138447411" calcext:value-type="float">
            <text:p>3.53917138447411</text:p>
          </table:table-cell>
          <table:table-cell table:style-name="ce5"/>
          <table:table-cell table:style-name="ce5" table:formula="of:=[.F38]+[.G82]" office:value-type="float" office:value="8.01248780792382" calcext:value-type="float">
            <text:p>8.01248780792382</text:p>
          </table:table-cell>
          <table:table-cell table:style-name="ce5"/>
          <table:table-cell table:style-name="ce5" table:formula="of:=[.H38]+[.G96]" office:value-type="float" office:value="11.2602347941384" calcext:value-type="float">
            <text:p>11.2602347941384</text:p>
          </table:table-cell>
          <table:table-cell table:style-name="ce5"/>
          <table:table-cell table:style-name="ce5" table:formula="of:=[.J38]+[.I110]" office:value-type="float" office:value="14.6731703625347" calcext:value-type="float">
            <text:p>14.6731703625347</text:p>
          </table:table-cell>
          <table:table-cell table:style-name="ce5" table:formula="of:=[.L38]+[.G124]" office:value-type="float" office:value="16.1593867038238" calcext:value-type="float">
            <text:p>16.1593867038238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generation since 1x aTc</text:p>
          </table:table-cell>
          <table:table-cell table:style-name="ce6" table:number-columns-repeated="12"/>
          <table:table-cell table:style-name="ce8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ple</text:p>
          </table:table-cell>
          <table:table-cell/>
          <table:table-cell office:value-type="string" calcext:value-type="string">
            <text:p>4-5-8</text:p>
          </table:table-cell>
          <table:table-cell office:value-type="string" calcext:value-type="string">
            <text:p>4-5-9</text:p>
          </table:table-cell>
          <table:table-cell office:value-type="string" calcext:value-type="string">
            <text:p>4-5-10</text:p>
          </table:table-cell>
          <table:table-cell office:value-type="string" calcext:value-type="string">
            <text:p>4-5-11</text:p>
          </table:table-cell>
          <table:table-cell office:value-type="string" calcext:value-type="string">
            <text:p>4-5-13</text:p>
          </table:table-cell>
          <table:table-cell office:value-type="string" calcext:value-type="string">
            <text:p>4-5-14</text:p>
          </table:table-cell>
          <table:table-cell office:value-type="string" calcext:value-type="string">
            <text:p>4-5-15</text:p>
          </table:table-cell>
          <table:table-cell office:value-type="string" calcext:value-type="string">
            <text:p>4-5-1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C4-5-8, actual time, sampling</text:p>
          </table:table-cell>
          <table:table-cell table:style-name="ce2" office:value-type="string" calcext:value-type="string">
            <text:p>21:45, 06/03/23</text:p>
          </table:table-cell>
          <table:table-cell table:style-name="ce2" office:value-type="string" calcext:value-type="string">
            <text:p>12:00, 08/03/23</text:p>
          </table:table-cell>
          <table:table-cell table:style-name="ce2" office:value-type="string" calcext:value-type="string">
            <text:p>11:30, 09/03/23</text:p>
          </table:table-cell>
          <table:table-cell table:style-name="ce2" office:value-type="string" calcext:value-type="string">
            <text:p>14:00, 10/03/23</text:p>
          </table:table-cell>
          <table:table-cell table:style-name="ce2" office:value-type="string" calcext:value-type="string">
            <text:p>15:40, 11/03/23</text:p>
          </table:table-cell>
          <table:table-cell table:style-name="ce2" office:value-type="string" calcext:value-type="string">
            <text:p>10:25, 13/03/23</text:p>
          </table:table-cell>
          <table:table-cell table:style-name="ce2" office:value-type="string" calcext:value-type="string">
            <text:p>15:00, 14/03/23</text:p>
          </table:table-cell>
          <table:table-cell table:style-name="ce2" office:value-type="string" calcext:value-type="string">
            <text:p>17:00, 15/03/23</text:p>
          </table:table-cell>
          <table:table-cell table:style-name="ce2" office:value-type="string" calcext:value-type="string">
            <text:p>18:00, 16/03/23</text:p>
          </table:table-cell>
          <table:table-cell table:style-name="ce2"/>
          <table:table-cell table:style-name="ce7" table:number-columns-repeated="1013"/>
        </table:table-row>
        <table:table-row table:style-name="ro1">
          <table:table-cell table:style-name="ce4" office:value-type="string" calcext:value-type="string">
            <text:p>MC4-5-8, internal time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43]+48-(21.75-12)" office:value-type="float" office:value="38.25" calcext:value-type="float">
            <text:p>38.25</text:p>
          </table:table-cell>
          <table:table-cell table:style-name="ce4" table:formula="of:=[.C43]+24-0.5" office:value-type="float" office:value="61.75" calcext:value-type="float">
            <text:p>61.75</text:p>
          </table:table-cell>
          <table:table-cell table:style-name="ce4" table:formula="of:=[.D43]+24+(14-11.5)" office:value-type="float" office:value="88.25" calcext:value-type="float">
            <text:p>88.25</text:p>
          </table:table-cell>
          <table:table-cell table:style-name="ce4" table:formula="of:=[.E43]+24+(15+40/60-14)" office:value-type="float" office:value="113.916666666667" calcext:value-type="float">
            <text:p>113.916666666667</text:p>
          </table:table-cell>
          <table:table-cell table:style-name="ce4" table:formula="of:=[.F43]+48-((15+2/3)-(10+1/2))" office:value-type="float" office:value="156.75" calcext:value-type="float">
            <text:p>156.75</text:p>
          </table:table-cell>
          <table:table-cell table:style-name="ce4" table:formula="of:=[.G43]+24+(15-(10+1/2))" office:value-type="float" office:value="185.25" calcext:value-type="float">
            <text:p>185.25</text:p>
          </table:table-cell>
          <table:table-cell table:style-name="ce4" table:formula="of:=[.H43]+26" office:value-type="float" office:value="211.25" calcext:value-type="float">
            <text:p>211.25</text:p>
          </table:table-cell>
          <table:table-cell table:style-name="ce4" table:formula="of:=[.I43]+7+18" office:value-type="float" office:value="236.25" calcext:value-type="float">
            <text:p>236.25</text:p>
          </table:table-cell>
          <table:table-cell table:style-name="ce4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0h – 40h</text:p>
          </table:table-cell>
          <table:table-cell office:value-type="string" calcext:value-type="string">
            <text:p>40h – 60h</text:p>
          </table:table-cell>
          <table:table-cell office:value-type="string" calcext:value-type="string">
            <text:p>60h – 90h</text:p>
          </table:table-cell>
          <table:table-cell office:value-type="string" calcext:value-type="string">
            <text:p>90h – 115h</text:p>
          </table:table-cell>
          <table:table-cell office:value-type="string" calcext:value-type="string">
            <text:p>115h – 160h</text:p>
          </table:table-cell>
          <table:table-cell office:value-type="string" calcext:value-type="string">
            <text:p>160h-185h</text:p>
          </table:table-cell>
          <table:table-cell office:value-type="string" calcext:value-type="string">
            <text:p>185-210h</text:p>
          </table:table-cell>
          <table:table-cell office:value-type="string" calcext:value-type="string">
            <text:p>210h – 235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µ in this time channel 5</text:p>
          </table:table-cell>
          <table:table-cell table:style-name="ce7"/>
          <table:table-cell table:style-name="ce7" office:value-type="float" office:value="0.0636" calcext:value-type="float">
            <text:p>0.0636</text:p>
          </table:table-cell>
          <table:table-cell table:style-name="ce7" office:value-type="float" office:value="0.078" calcext:value-type="float">
            <text:p>0.078</text:p>
          </table:table-cell>
          <table:table-cell table:style-name="ce7" office:value-type="float" office:value="0.0697" calcext:value-type="float">
            <text:p>0.0697</text:p>
          </table:table-cell>
          <table:table-cell table:style-name="ce7" office:value-type="float" office:value="0.0407" calcext:value-type="float">
            <text:p>0.0407</text:p>
          </table:table-cell>
          <table:table-cell table:style-name="ce7" office:value-type="float" office:value="0.0461" calcext:value-type="float">
            <text:p>0.0461</text:p>
          </table:table-cell>
          <table:table-cell table:style-name="ce7" office:value-type="float" office:value="0.0703" calcext:value-type="float">
            <text:p>0.0703</text:p>
          </table:table-cell>
          <table:table-cell table:style-name="ce7" office:value-type="float" office:value="0.0459" calcext:value-type="float">
            <text:p>0.0459</text:p>
          </table:table-cell>
          <table:table-cell table:style-name="ce7" office:value-type="float" office:value="0.0579" calcext:value-type="float">
            <text:p>0.0579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Ch 6</text:p>
          </table:table-cell>
          <table:table-cell/>
          <table:table-cell office:value-type="float" office:value="0.0605" calcext:value-type="float">
            <text:p>0.0605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0438" calcext:value-type="float">
            <text:p>0.0438</text:p>
          </table:table-cell>
          <table:table-cell office:value-type="float" office:value="0.0839" calcext:value-type="float">
            <text:p>0.08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 7</text:p>
          </table:table-cell>
          <table:table-cell/>
          <table:table-cell office:value-type="float" office:value="0.0749" calcext:value-type="float">
            <text:p>0.0749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0716" calcext:value-type="float">
            <text:p>0.0716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85" calcext:value-type="float">
            <text:p>0.04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 8</text:p>
          </table:table-cell>
          <table:table-cell table:style-name="ce8"/>
          <table:table-cell table:style-name="ce8" office:value-type="float" office:value="0.0759" calcext:value-type="float">
            <text:p>0.0759</text:p>
          </table:table-cell>
          <table:table-cell table:style-name="ce8" office:value-type="float" office:value="0.0572" calcext:value-type="float">
            <text:p>0.0572</text:p>
          </table:table-cell>
          <table:table-cell table:style-name="ce8" office:value-type="float" office:value="0.0453" calcext:value-type="float">
            <text:p>0.0453</text:p>
          </table:table-cell>
          <table:table-cell table:style-name="ce8" office:value-type="float" office:value="0.047" calcext:value-type="float">
            <text:p>0.047</text:p>
          </table:table-cell>
          <table:table-cell table:style-name="ce8" office:value-type="float" office:value="0.031" calcext:value-type="float">
            <text:p>0.031</text:p>
          </table:table-cell>
          <table:table-cell table:style-name="ce8" office:value-type="float" office:value="0.0488" calcext:value-type="float">
            <text:p>0.0488</text:p>
          </table:table-cell>
          <table:table-cell table:style-name="ce8" office:value-type="float" office:value="0.0401" calcext:value-type="float">
            <text:p>0.0401</text:p>
          </table:table-cell>
          <table:table-cell table:style-name="ce8" office:value-type="float" office:value="0.0326" calcext:value-type="float">
            <text:p>0.0326</text:p>
          </table:table-cell>
          <table:table-cell table:style-name="ce8"/>
          <table:table-cell table:number-columns-repeated="1013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formula="of:=AVERAGE([.C45:.C48])" office:value-type="float" office:value="0.068725" calcext:value-type="float">
            <text:p>0.068725</text:p>
          </table:table-cell>
          <table:table-cell table:formula="of:=AVERAGE([.D45:.D48])" office:value-type="float" office:value="0.06815" calcext:value-type="float">
            <text:p>0.06815</text:p>
          </table:table-cell>
          <table:table-cell table:formula="of:=AVERAGE([.E45:.E48])" office:value-type="float" office:value="0.0604" calcext:value-type="float">
            <text:p>0.0604</text:p>
          </table:table-cell>
          <table:table-cell table:formula="of:=AVERAGE([.F45:.F48])" office:value-type="float" office:value="0.041675" calcext:value-type="float">
            <text:p>0.041675</text:p>
          </table:table-cell>
          <table:table-cell table:formula="of:=AVERAGE([.G45:.G48])" office:value-type="float" office:value="0.042425" calcext:value-type="float">
            <text:p>0.042425</text:p>
          </table:table-cell>
          <table:table-cell table:formula="of:=AVERAGE([.H45:.H48])" office:value-type="float" office:value="0.0574" calcext:value-type="float">
            <text:p>0.0574</text:p>
          </table:table-cell>
          <table:table-cell table:formula="of:=AVERAGE([.I45:.I48])" office:value-type="float" office:value="0.043975" calcext:value-type="float">
            <text:p>0.043975</text:p>
          </table:table-cell>
          <table:table-cell table:formula="of:=AVERAGE([.J45:.J48])" office:value-type="float" office:value="0.055725" calcext:value-type="float">
            <text:p>0.0557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ubling time</text:p>
          </table:table-cell>
          <table:table-cell/>
          <table:table-cell table:formula="of:=LN(2)/[.C49]" office:value-type="float" office:value="10.0858083748264" calcext:value-type="float">
            <text:p>10.0858083748264</text:p>
          </table:table-cell>
          <table:table-cell table:formula="of:=LN(2)/[.D49]" office:value-type="float" office:value="10.1709050705788" calcext:value-type="float">
            <text:p>10.1709050705788</text:p>
          </table:table-cell>
          <table:table-cell table:formula="of:=LN(2)/[.E49]" office:value-type="float" office:value="11.4759466980123" calcext:value-type="float">
            <text:p>11.4759466980123</text:p>
          </table:table-cell>
          <table:table-cell table:formula="of:=LN(2)/[.F49]" office:value-type="float" office:value="16.6322058922602" calcext:value-type="float">
            <text:p>16.6322058922602</text:p>
          </table:table-cell>
          <table:table-cell table:formula="of:=LN(2)/[.G49]" office:value-type="float" office:value="16.3381775028862" calcext:value-type="float">
            <text:p>16.3381775028862</text:p>
          </table:table-cell>
          <table:table-cell table:formula="of:=LN(2)/[.H49]" office:value-type="float" office:value="12.0757348529607" calcext:value-type="float">
            <text:p>12.0757348529607</text:p>
          </table:table-cell>
          <table:table-cell table:formula="of:=LN(2)/[.I49]" office:value-type="float" office:value="15.7623008654905" calcext:value-type="float">
            <text:p>15.7623008654905</text:p>
          </table:table-cell>
          <table:table-cell table:formula="of:=LN(2)/[.J49]" office:value-type="float" office:value="12.438711180977" calcext:value-type="float">
            <text:p>12.4387111809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neration?</text:p>
          </table:table-cell>
          <table:table-cell/>
          <table:table-cell table:formula="of:=[.C43]/[.C50]" office:value-type="float" office:value="3.79245753820485" calcext:value-type="float">
            <text:p>3.79245753820485</text:p>
          </table:table-cell>
          <table:table-cell table:formula="of:=([.D43]-[.C43])/[.D50]+[.C51]" office:value-type="float" office:value="6.10296971356454" calcext:value-type="float">
            <text:p>6.10296971356454</text:p>
          </table:table-cell>
          <table:table-cell table:formula="of:=([.E43]-[.D43])/[.E50]+[.D51]" office:value-type="float" office:value="8.41214739601142" calcext:value-type="float">
            <text:p>8.41214739601142</text:p>
          </table:table-cell>
          <table:table-cell table:formula="of:=([.F43]-[.E43])/[.F50]+[.E51]" office:value-type="float" office:value="9.95533816895699" calcext:value-type="float">
            <text:p>9.95533816895699</text:p>
          </table:table-cell>
          <table:table-cell table:formula="of:=([.G43]-[.F43])/[.G50]+[.F51]" office:value-type="float" office:value="12.5770096084897" calcext:value-type="float">
            <text:p>12.5770096084897</text:p>
          </table:table-cell>
          <table:table-cell table:formula="of:=([.H43]-[.G43])/[.H50]+[.G51]" office:value-type="float" office:value="14.93711442588" calcext:value-type="float">
            <text:p>14.93711442588</text:p>
          </table:table-cell>
          <table:table-cell table:formula="of:=([.I43]-[.H43])/[.I50]+[.H51]" office:value-type="float" office:value="16.5866198008804" calcext:value-type="float">
            <text:p>16.5866198008804</text:p>
          </table:table-cell>
          <table:table-cell table:formula="of:=([.J43]-[.I43])/[.J50]+[.I51]" office:value-type="float" office:value="18.5964743297188" calcext:value-type="float">
            <text:p>18.59647432971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/o ln(2)</text:p>
          </table:table-cell>
          <table:table-cell table:number-columns-repeated="2"/>
          <table:table-cell table:formula="of:=LOG(EXP([.D49]*([.D43]-[.C43]));2)" office:value-type="float" office:value="2.3105121753597" calcext:value-type="float">
            <text:p>2.3105121753597</text:p>
          </table:table-cell>
          <table:table-cell table:formula="of:=LOG(EXP([.E49]*([.E43]-[.D43]));2)+[.D52]" office:value-type="float" office:value="4.61968985780657" calcext:value-type="float">
            <text:p>4.61968985780657</text:p>
          </table:table-cell>
          <table:table-cell table:formula="of:=LOG(EXP([.F49]*([.F43]-[.E43]));2)+[.E52]" office:value-type="float" office:value="6.16288063075215" calcext:value-type="float">
            <text:p>6.16288063075215</text:p>
          </table:table-cell>
          <table:table-cell table:formula="of:=LOG(EXP([.G49]*([.G43]-[.F43]));2)+[.F52]" office:value-type="float" office:value="8.78455207028489" calcext:value-type="float">
            <text:p>8.78455207028489</text:p>
          </table:table-cell>
          <table:table-cell table:formula="of:=LOG(EXP([.H49]*([.H43]-[.G43]));2)+[.G52]" office:value-type="float" office:value="11.1446568876751" calcext:value-type="float">
            <text:p>11.1446568876751</text:p>
          </table:table-cell>
          <table:table-cell table:formula="of:=LOG(EXP([.I49]*([.I43]-[.H43]));2)+[.H52]" office:value-type="float" office:value="12.7941622626755" calcext:value-type="float">
            <text:p>12.7941622626755</text:p>
          </table:table-cell>
          <table:table-cell table:formula="of:=LOG(EXP([.J49]*([.J43]-[.I43]));2)+[.I52]" office:value-type="float" office:value="14.804016791514" calcext:value-type="float">
            <text:p>14.804016791514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generation since 0.2x aTc</text:p>
          </table:table-cell>
          <table:table-cell table:style-name="ce5"/>
          <table:table-cell table:style-name="ce5" table:formula="of:=[.C51]-[.$C$51]" office:value-type="float" office:value="0" calcext:value-type="float">
            <text:p>0</text:p>
          </table:table-cell>
          <table:table-cell table:style-name="ce5" table:formula="of:=[.D51]-[.$C$51]" office:value-type="float" office:value="2.3105121753597" calcext:value-type="float">
            <text:p>2.3105121753597</text:p>
          </table:table-cell>
          <table:table-cell table:style-name="ce5" table:formula="of:=[.E51]-[.$C$51]" office:value-type="float" office:value="4.61968985780657" calcext:value-type="float">
            <text:p>4.61968985780657</text:p>
          </table:table-cell>
          <table:table-cell table:style-name="ce5" table:formula="of:=[.F51]-[.$C$51]" office:value-type="float" office:value="6.16288063075213" calcext:value-type="float">
            <text:p>6.16288063075213</text:p>
          </table:table-cell>
          <table:table-cell table:style-name="ce5" table:formula="of:=[.G51]-[.$C$51]" office:value-type="float" office:value="8.78455207028491" calcext:value-type="float">
            <text:p>8.78455207028491</text:p>
          </table:table-cell>
          <table:table-cell table:style-name="ce5" table:formula="of:=[.H51]-[.$C$51]" office:value-type="float" office:value="11.1446568876752" calcext:value-type="float">
            <text:p>11.1446568876752</text:p>
          </table:table-cell>
          <table:table-cell table:style-name="ce5" table:formula="of:=[.I51]-[.$C$51]" office:value-type="float" office:value="12.7941622626756" calcext:value-type="float">
            <text:p>12.7941622626756</text:p>
          </table:table-cell>
          <table:table-cell table:style-name="ce5" table:formula="of:=[.J51]-[.$C$51]" office:value-type="float" office:value="14.804016791514" calcext:value-type="float">
            <text:p>14.804016791514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generation since 1x aTc</text:p>
          </table:table-cell>
          <table:table-cell table:style-name="ce6" table:number-columns-repeated="3"/>
          <table:table-cell table:style-name="ce6" table:formula="of:=[.E51]-[.$E$51]" office:value-type="float" office:value="0" calcext:value-type="float">
            <text:p>0</text:p>
          </table:table-cell>
          <table:table-cell table:style-name="ce6" table:formula="of:=[.F51]-[.$E$51]" office:value-type="float" office:value="1.54319077294555" calcext:value-type="float">
            <text:p>1.54319077294555</text:p>
          </table:table-cell>
          <table:table-cell table:style-name="ce6" table:formula="of:=[.G51]-[.$E$51]" office:value-type="float" office:value="4.16486221247834" calcext:value-type="float">
            <text:p>4.16486221247834</text:p>
          </table:table-cell>
          <table:table-cell table:style-name="ce6" table:formula="of:=[.H51]-[.$E$51]" office:value-type="float" office:value="6.52496702986859" calcext:value-type="float">
            <text:p>6.52496702986859</text:p>
          </table:table-cell>
          <table:table-cell table:style-name="ce6" table:formula="of:=[.I51]-[.$E$51]" office:value-type="float" office:value="8.17447240486899" calcext:value-type="float">
            <text:p>8.17447240486899</text:p>
          </table:table-cell>
          <table:table-cell table:style-name="ce6" table:formula="of:=[.J51]-[.$E$51]" office:value-type="float" office:value="10.1843269337074" calcext:value-type="float">
            <text:p>10.1843269337074</text:p>
          </table:table-cell>
          <table:table-cell table:style-name="ce6"/>
          <table:table-cell table:style-name="ce8"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9"/>
          <table:table-cell table:style-name="ce7" office:value-type="string" calcext:value-type="string">
            <text:p>MC1-4 phase between 40h and 90h</text:p>
          </table:table-cell>
          <table:table-cell table:style-name="ce7"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10"/>
          <table:table-cell office:value-type="string" calcext:value-type="string">
            <text:p>40h-45h</text:p>
          </table:table-cell>
          <table:table-cell office:value-type="string" calcext:value-type="string">
            <text:p>60h – 70h</text:p>
          </table:table-cell>
          <table:table-cell office:value-type="string" calcext:value-type="string">
            <text:p>80h-95h</text:p>
          </table:table-cell>
          <table:table-cell table:style-name="ce13" office:value-type="string" calcext:value-type="string">
            <text:p>105h-115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0" office:value-type="string" calcext:value-type="string">
            <text:p>ch1</text:p>
          </table:table-cell>
          <table:table-cell office:value-type="float" office:value="0.0692" calcext:value-type="float">
            <text:p>0.0692</text:p>
          </table:table-cell>
          <table:table-cell office:value-type="float" office:value="0.0895" calcext:value-type="float">
            <text:p>0.0895</text:p>
          </table:table-cell>
          <table:table-cell office:value-type="float" office:value="0.0544" calcext:value-type="float">
            <text:p>0.0544</text:p>
          </table:table-cell>
          <table:table-cell table:style-name="ce13" office:value-type="float" office:value="0.0705" calcext:value-type="float">
            <text:p>0.070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0" office:value-type="string" calcext:value-type="string">
            <text:p>ch3</text:p>
          </table:table-cell>
          <table:table-cell office:value-type="float" office:value="0.0882" calcext:value-type="float">
            <text:p>0.0882</text:p>
          </table:table-cell>
          <table:table-cell office:value-type="float" office:value="0.0794" calcext:value-type="float">
            <text:p>0.0794</text:p>
          </table:table-cell>
          <table:table-cell office:value-type="float" office:value="0.048" calcext:value-type="float">
            <text:p>0.048</text:p>
          </table:table-cell>
          <table:table-cell table:style-name="ce13" office:value-type="float" office:value="0.0386" calcext:value-type="float">
            <text:p>0.038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0" office:value-type="string" calcext:value-type="string">
            <text:p>ch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0521" calcext:value-type="float">
            <text:p>0.0521</text:p>
          </table:table-cell>
          <table:table-cell table:style-name="ce13" office:value-type="float" office:value="0.0508" calcext:value-type="float">
            <text:p>0.050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0" office:value-type="string" calcext:value-type="string">
            <text:p>hour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6" office:value-type="float" office:value="15" calcext:value-type="float">
            <text:p>15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0" office:value-type="string" calcext:value-type="string">
            <text:p>average</text:p>
          </table:table-cell>
          <table:table-cell table:formula="of:=AVERAGE([.D62:.D64])" office:value-type="float" office:value="0.0748" calcext:value-type="float">
            <text:p>0.0748</text:p>
          </table:table-cell>
          <table:table-cell table:formula="of:=AVERAGE([.E62:.E64])" office:value-type="float" office:value="0.0773666666666667" calcext:value-type="float">
            <text:p>0.0773666666666667</text:p>
          </table:table-cell>
          <table:table-cell table:formula="of:=AVERAGE([.F62:.F64])" office:value-type="float" office:value="0.0515" calcext:value-type="float">
            <text:p>0.0515</text:p>
          </table:table-cell>
          <table:table-cell table:style-name="ce13" table:formula="of:=AVERAGE([.G62:.G64])" office:value-type="float" office:value="0.0533" calcext:value-type="float">
            <text:p>0.053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0" office:value-type="string" calcext:value-type="string">
            <text:p>average in this time: </text:p>
          </table:table-cell>
          <table:table-cell table:formula="of:=([.D65]*[.D66]+[.E65]*[.E66]+[.F65]*[.F66]+[.G65]*[.G66])/SUM([.D65:.G65])" office:value-type="float" office:value="0.0613291666666667" calcext:value-type="float">
            <text:p>0.0613291666666667</text:p>
          </table:table-cell>
          <table:table-cell table:number-columns-repeated="2"/>
          <table:table-cell table:style-name="ce13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25h of 50h: </text:p>
          </table:table-cell>
          <table:table-cell table:style-name="ce8" table:formula="of:=[.D67]*(SUM([.D65:.G65])/[.G68])" office:value-type="float" office:value="0.0327088888888889" calcext:value-type="float">
            <text:p>0.0327088888888889</text:p>
          </table:table-cell>
          <table:table-cell table:style-name="ce8"/>
          <table:table-cell table:style-name="ce8" office:value-type="string" calcext:value-type="string">
            <text:p>total hours</text:p>
          </table:table-cell>
          <table:table-cell table:style-name="ce14" table:formula="of:=115-40"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generations grown</text:p>
          </table:table-cell>
          <table:table-cell table:formula="of:=LOG(EXP([.D66]*[.D65]);2)" office:value-type="float" office:value="0.539567945292472" calcext:value-type="float">
            <text:p>0.539567945292472</text:p>
          </table:table-cell>
          <table:table-cell table:formula="of:=LOG(EXP([.E66]*[.E65]);2)" office:value-type="float" office:value="1.11616506330109" calcext:value-type="float">
            <text:p>1.11616506330109</text:p>
          </table:table-cell>
          <table:table-cell table:formula="of:=LOG(EXP([.F66]*[.F65]);2)" office:value-type="float" office:value="1.11448191908672" calcext:value-type="float">
            <text:p>1.11448191908672</text:p>
          </table:table-cell>
          <table:table-cell table:formula="of:=LOG(EXP([.G66]*[.G65]);2)" office:value-type="float" office:value="0.768956456793817" calcext:value-type="float">
            <text:p>0.768956456793817</text:p>
          </table:table-cell>
          <table:table-cell table:formula="of:=SUM([.D69:.G69])" office:value-type="float" office:value="3.53917138447411" calcext:value-type="float">
            <text:p>3.5391713844741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xp</text:p>
          </table:table-cell>
          <table:table-cell table:formula="of:=EXP([.D66]*[.D65])" office:value-type="float" office:value="1.45353715045685" calcext:value-type="float">
            <text:p>1.45353715045685</text:p>
          </table:table-cell>
          <table:table-cell table:formula="of:=EXP([.E66]*[.E65])" office:value-type="float" office:value="2.16769993290519" calcext:value-type="float">
            <text:p>2.16769993290519</text:p>
          </table:table-cell>
          <table:table-cell table:formula="of:=EXP([.F66]*[.F65])" office:value-type="float" office:value="2.16517242431683" calcext:value-type="float">
            <text:p>2.16517242431683</text:p>
          </table:table-cell>
          <table:table-cell table:formula="of:=EXP([.G66]*[.G65])" office:value-type="float" office:value="1.70403675839073" calcext:value-type="float">
            <text:p>1.7040367583907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generations grown:</text:p>
          </table:table-cell>
          <table:table-cell table:style-name="ce1" table:formula="of:=LOG(PRODUCT([.D70:.G70]);2)" office:value-type="float" office:value="3.53917138447411" calcext:value-type="float">
            <text:p>3.5391713844741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/>
          <table:table-cell table:style-name="ce7" office:value-type="string" calcext:value-type="string">
            <text:p>MC4 1-4 phase between 115 h and 185 h</text:p>
          </table:table-cell>
          <table:table-cell table:style-name="ce7"/>
          <table:table-cell table:style-name="ce12"/>
          <table:table-cell table:number-columns-repeated="1018"/>
        </table:table-row>
        <table:table-row table:style-name="ro1">
          <table:table-cell table:number-columns-repeated="2"/>
          <table:table-cell table:style-name="ce10"/>
          <table:table-cell office:value-type="string" calcext:value-type="string">
            <text:p>125h-140h</text:p>
          </table:table-cell>
          <table:table-cell office:value-type="string" calcext:value-type="string">
            <text:p>150h-165h</text:p>
          </table:table-cell>
          <table:table-cell table:style-name="ce13" office:value-type="string" calcext:value-type="string">
            <text:p>175-185h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 calcext:value-type="string">
            <text:p>ch1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415" calcext:value-type="float">
            <text:p>0.0415</text:p>
          </table:table-cell>
          <table:table-cell table:style-name="ce13" office:value-type="float" office:value="0.489" calcext:value-type="float">
            <text:p>0.48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 calcext:value-type="string">
            <text:p>ch3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28" calcext:value-type="float">
            <text:p>0.028</text:p>
          </table:table-cell>
          <table:table-cell table:style-name="ce13" office:value-type="float" office:value="0.0357" calcext:value-type="float">
            <text:p>0.035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 calcext:value-type="string">
            <text:p>ch4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0401" calcext:value-type="float">
            <text:p>0.0401</text:p>
          </table:table-cell>
          <table:table-cell table:style-name="ce13" office:value-type="float" office:value="0.0623" calcext:value-type="float">
            <text:p>0.062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/>
          <table:table-cell table:number-columns-repeated="2" office:value-type="float" office:value="15" calcext:value-type="float">
            <text:p>15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 calcext:value-type="string">
            <text:p>average</text:p>
          </table:table-cell>
          <table:table-cell table:formula="of:=AVERAGE([.D75:.D77])" office:value-type="float" office:value="0.0397333333333333" calcext:value-type="float">
            <text:p>0.0397333333333333</text:p>
          </table:table-cell>
          <table:table-cell table:formula="of:=AVERAGE([.E75:.E77])" office:value-type="float" office:value="0.0365333333333333" calcext:value-type="float">
            <text:p>0.0365333333333333</text:p>
          </table:table-cell>
          <table:table-cell table:style-name="ce13" table:formula="of:=AVERAGE([.F75:.F77])" office:value-type="float" office:value="0.195666666666667" calcext:value-type="float">
            <text:p>0.19566666666666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 calcext:value-type="string">
            <text:p>average in this time: </text:p>
          </table:table-cell>
          <table:table-cell table:formula="of:=([.D78]*[.D79]+[.E78]*[.E79]+[.F78]*[.F79])/SUM([.D78:.F78])" office:value-type="float" office:value="0.0775166666666668" calcext:value-type="float">
            <text:p>0.0775166666666668</text:p>
          </table:table-cell>
          <table:table-cell office:value-type="string" calcext:value-type="string">
            <text:p>growth during</text:p>
          </table:table-cell>
          <table:table-cell table:style-name="ce13" table:formula="of:=SUM([.D78:.F78])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1" office:value-type="string" calcext:value-type="string">
            <text:p>35h/70h growth</text:p>
          </table:table-cell>
          <table:table-cell table:style-name="ce8" table:formula="of:=[.D80]*([.F80]/[.F81])" office:value-type="float" office:value="0.0516777777777778" calcext:value-type="float">
            <text:p>0.0516777777777778</text:p>
          </table:table-cell>
          <table:table-cell table:style-name="ce8" office:value-type="string" calcext:value-type="string">
            <text:p>total</text:p>
          </table:table-cell>
          <table:table-cell table:style-name="ce14" table:formula="of:=185-125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enerations grown</text:p>
          </table:table-cell>
          <table:table-cell table:formula="of:=LOG(EXP([.D79]*[.D78]);2)" office:value-type="float" office:value="0.859846244369822" calcext:value-type="float">
            <text:p>0.859846244369822</text:p>
          </table:table-cell>
          <table:table-cell table:formula="of:=LOG(EXP([.E79]*[.E78]);2)" office:value-type="float" office:value="0.790596882407152" calcext:value-type="float">
            <text:p>0.790596882407152</text:p>
          </table:table-cell>
          <table:table-cell table:formula="of:=LOG(EXP([.F79]*[.F78]);2)" office:value-type="float" office:value="2.82287329667274" calcext:value-type="float">
            <text:p>2.82287329667274</text:p>
          </table:table-cell>
          <table:table-cell table:formula="of:=SUM([.D82:.F82])" office:value-type="float" office:value="4.47331642344972" calcext:value-type="float">
            <text:p>4.4733164234497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xp</text:p>
          </table:table-cell>
          <table:table-cell table:formula="of:=EXP([.D79]*[.D78])" office:value-type="float" office:value="1.81484488272284" calcext:value-type="float">
            <text:p>1.81484488272284</text:p>
          </table:table-cell>
          <table:table-cell table:formula="of:=EXP([.E79]*[.E78])" office:value-type="float" office:value="1.72978997602785" calcext:value-type="float">
            <text:p>1.72978997602785</text:p>
          </table:table-cell>
          <table:table-cell table:formula="of:=EXP([.F79]*[.F78])" office:value-type="float" office:value="7.07570203852554" calcext:value-type="float">
            <text:p>7.0757020385255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generations grown:</text:p>
          </table:table-cell>
          <table:table-cell table:style-name="ce1" table:formula="of:=LOG(PRODUCT([.D83:.F83]);2)" office:value-type="float" office:value="4.47331642344971" calcext:value-type="float">
            <text:p>4.4733164234497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/>
          <table:table-cell table:style-name="ce7" office:value-type="string" calcext:value-type="string">
            <text:p>MC4 1-4 phase between 185h and 235h</text:p>
          </table:table-cell>
          <table:table-cell table:style-name="ce7"/>
          <table:table-cell table:style-name="ce12"/>
          <table:table-cell table:number-columns-repeated="1018"/>
        </table:table-row>
        <table:table-row table:style-name="ro1">
          <table:table-cell table:number-columns-repeated="2"/>
          <table:table-cell table:style-name="ce10"/>
          <table:table-cell office:value-type="string" calcext:value-type="string">
            <text:p>185h – 190h</text:p>
          </table:table-cell>
          <table:table-cell office:value-type="string" calcext:value-type="string">
            <text:p>200h-215h</text:p>
          </table:table-cell>
          <table:table-cell table:style-name="ce13" office:value-type="string" calcext:value-type="string">
            <text:p>225h-2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/>
          <table:table-cell office:value-type="string" calcext:value-type="string">
            <text:p>taken from 175-185h</text:p>
          </table:table-cell>
          <table:table-cell/>
          <table:table-cell table:style-name="ce13" office:value-type="string" calcext:value-type="string">
            <text:p>measured from 225 to 24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 calcext:value-type="string">
            <text:p>ch1</text:p>
          </table:table-cell>
          <table:table-cell table:style-name="ce13" office:value-type="float" office:value="0.489" calcext:value-type="float">
            <text:p>0.489</text:p>
          </table:table-cell>
          <table:table-cell office:value-type="float" office:value="0.0922" calcext:value-type="float">
            <text:p>0.0922</text:p>
          </table:table-cell>
          <table:table-cell table:style-name="ce13" office:value-type="float" office:value="0.0432" calcext:value-type="float">
            <text:p>0.043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 calcext:value-type="string">
            <text:p>ch3</text:p>
          </table:table-cell>
          <table:table-cell table:style-name="ce13" office:value-type="float" office:value="0.0357" calcext:value-type="float">
            <text:p>0.0357</text:p>
          </table:table-cell>
          <table:table-cell office:value-type="float" office:value="0.0371" calcext:value-type="float">
            <text:p>0.0371</text:p>
          </table:table-cell>
          <table:table-cell table:style-name="ce13" office:value-type="float" office:value="0.0469" calcext:value-type="float">
            <text:p>0.046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 calcext:value-type="string">
            <text:p>ch4</text:p>
          </table:table-cell>
          <table:table-cell table:style-name="ce13" office:value-type="float" office:value="0.0623" calcext:value-type="float">
            <text:p>0.0623</text:p>
          </table:table-cell>
          <table:table-cell office:value-type="float" office:value="0.0418" calcext:value-type="float">
            <text:p>0.0418</text:p>
          </table:table-cell>
          <table:table-cell table:style-name="ce13" office:value-type="float" office:value="0.0351" calcext:value-type="float">
            <text:p>0.035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 calcext:value-type="string">
            <text:p>average</text:p>
          </table:table-cell>
          <table:table-cell table:formula="of:=AVERAGE([.D89:.D91])" office:value-type="float" office:value="0.195666666666667" calcext:value-type="float">
            <text:p>0.195666666666667</text:p>
          </table:table-cell>
          <table:table-cell table:formula="of:=AVERAGE([.E89:.E91])" office:value-type="float" office:value="0.0570333333333333" calcext:value-type="float">
            <text:p>0.0570333333333333</text:p>
          </table:table-cell>
          <table:table-cell table:style-name="ce13" table:formula="of:=AVERAGE([.F89:.F91])" office:value-type="float" office:value="0.0417333333333333" calcext:value-type="float">
            <text:p>0.041733333333333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 calcext:value-type="string">
            <text:p>hours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 calcext:value-type="string">
            <text:p>average in this time: </text:p>
          </table:table-cell>
          <table:table-cell table:formula="of:=([.D93]*[.D92]+[.E93]*[.E92]+[.F93]*[.F92])/30" office:value-type="float" office:value="0.0750388888888889" calcext:value-type="float">
            <text:p>0.0750388888888889</text:p>
          </table:table-cell>
          <table:table-cell office:value-type="string" calcext:value-type="string">
            <text:p>growth during</text:p>
          </table:table-cell>
          <table:table-cell table:style-name="ce13" table:formula="of:=SUM([.D93:.F93])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1" office:value-type="string" calcext:value-type="string">
            <text:p>35h/70h growth</text:p>
          </table:table-cell>
          <table:table-cell table:style-name="ce8" table:formula="of:=[.D94]*([.F94]/[.F95])" office:value-type="float" office:value="0.0450233333333333" calcext:value-type="float">
            <text:p>0.0450233333333333</text:p>
          </table:table-cell>
          <table:table-cell table:style-name="ce8" office:value-type="string" calcext:value-type="string">
            <text:p>total</text:p>
          </table:table-cell>
          <table:table-cell table:style-name="ce14" table:formula="of:=235-185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enerations grown</text:p>
          </table:table-cell>
          <table:table-cell table:formula="of:=LOG(EXP([.D93]*[.D92]);2)" office:value-type="float" office:value="1.41143664833637" calcext:value-type="float">
            <text:p>1.41143664833637</text:p>
          </table:table-cell>
          <table:table-cell table:formula="of:=LOG(EXP([.E93]*[.E92]);2)" office:value-type="float" office:value="1.23422560748051" calcext:value-type="float">
            <text:p>1.23422560748051</text:p>
          </table:table-cell>
          <table:table-cell table:formula="of:=LOG(EXP([.F93]*[.F92]);2)" office:value-type="float" office:value="0.60208473039766" calcext:value-type="float">
            <text:p>0.60208473039766</text:p>
          </table:table-cell>
          <table:table-cell table:formula="of:=SUM([.D96:.F96])" office:value-type="float" office:value="3.24774698621454" calcext:value-type="float">
            <text:p>3.2477469862145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xp</text:p>
          </table:table-cell>
          <table:table-cell table:formula="of:=EXP([.D93]*[.D92])" office:value-type="float" office:value="2.66001918010482" calcext:value-type="float">
            <text:p>2.66001918010482</text:p>
          </table:table-cell>
          <table:table-cell table:formula="of:=EXP([.E93]*[.E92])" office:value-type="float" office:value="2.35255036173598" calcext:value-type="float">
            <text:p>2.35255036173598</text:p>
          </table:table-cell>
          <table:table-cell table:formula="of:=EXP([.F93]*[.F92])" office:value-type="float" office:value="1.51790839808224" calcext:value-type="float">
            <text:p>1.5179083980822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generations grown:</text:p>
          </table:table-cell>
          <table:table-cell table:style-name="ce1" table:formula="of:=LOG(PRODUCT([.D97:.F97]);2)" office:value-type="float" office:value="3.24774698621454" calcext:value-type="float">
            <text:p>3.2477469862145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/>
          <table:table-cell table:style-name="ce7" office:value-type="string" calcext:value-type="string">
            <text:p>MC4 1-4 phase between 235h and 330h</text:p>
          </table:table-cell>
          <table:table-cell table:style-name="ce7"/>
          <table:table-cell table:style-name="ce12"/>
          <table:table-cell/>
          <table:table-cell table:style-name="ce12"/>
          <table:table-cell table:number-columns-repeated="1016"/>
        </table:table-row>
        <table:table-row table:style-name="ro1">
          <table:table-cell table:number-columns-repeated="2"/>
          <table:table-cell table:style-name="ce10"/>
          <table:table-cell office:value-type="string" calcext:value-type="string">
            <text:p>235-240</text:p>
          </table:table-cell>
          <table:table-cell office:value-type="string" calcext:value-type="string">
            <text:p>245 to 265</text:p>
          </table:table-cell>
          <table:table-cell table:style-name="ce13" office:value-type="string" calcext:value-type="string">
            <text:p>270 to 285</text:p>
          </table:table-cell>
          <table:table-cell office:value-type="string" calcext:value-type="string">
            <text:p>295 to 310</text:p>
          </table:table-cell>
          <table:table-cell table:style-name="ce13" office:value-type="string" calcext:value-type="string">
            <text:p>320-33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"/>
          <table:table-cell office:value-type="string" calcext:value-type="string">
            <text:p>take numbers from 225-240</text:p>
          </table:table-cell>
          <table:table-cell/>
          <table:table-cell table:style-name="ce13" office:value-type="string" calcext:value-type="string">
            <text:p>Used 270-290 because otherwise not measurable</text:p>
          </table:table-cell>
          <table:table-cell/>
          <table:table-cell table:style-name="ce13" office:value-type="string" calcext:value-type="string">
            <text:p>took numbers 320-33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string" calcext:value-type="string">
            <text:p>ch1</text:p>
          </table:table-cell>
          <table:table-cell/>
          <table:table-cell office:value-type="float" office:value="0.0432" calcext:value-type="float">
            <text:p>0.0432</text:p>
          </table:table-cell>
          <table:table-cell table:style-name="ce13" office:value-type="float" office:value="0.0391" calcext:value-type="float">
            <text:p>0.0391</text:p>
          </table:table-cell>
          <table:table-cell office:value-type="float" office:value="0.0389" calcext:value-type="float">
            <text:p>0.0389</text:p>
          </table:table-cell>
          <table:table-cell table:style-name="ce13" office:value-type="float" office:value="0.0423" calcext:value-type="float">
            <text:p>0.042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string" calcext:value-type="string">
            <text:p>ch3</text:p>
          </table:table-cell>
          <table:table-cell/>
          <table:table-cell office:value-type="float" office:value="0.0244" calcext:value-type="float">
            <text:p>0.0244</text:p>
          </table:table-cell>
          <table:table-cell table:style-name="ce13" office:value-type="float" office:value="0.027" calcext:value-type="float">
            <text:p>0.027</text:p>
          </table:table-cell>
          <table:table-cell office:value-type="float" office:value="0.0382" calcext:value-type="float">
            <text:p>0.0382</text:p>
          </table:table-cell>
          <table:table-cell table:style-name="ce13" office:value-type="float" office:value="0.0843" calcext:value-type="float">
            <text:p>0.084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string" calcext:value-type="string">
            <text:p>ch4</text:p>
          </table:table-cell>
          <table:table-cell/>
          <table:table-cell office:value-type="float" office:value="0.0414" calcext:value-type="float">
            <text:p>0.0414</text:p>
          </table:table-cell>
          <table:table-cell table:style-name="ce13" office:value-type="float" office:value="0.0634" calcext:value-type="float">
            <text:p>0.0634</text:p>
          </table:table-cell>
          <table:table-cell office:value-type="float" office:value="0.0344" calcext:value-type="float">
            <text:p>0.0344</text:p>
          </table:table-cell>
          <table:table-cell table:style-name="ce13" office:value-type="float" office:value="0.05" calcext:value-type="float">
            <text:p>0.0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string" calcext:value-type="string">
            <text:p>average</text:p>
          </table:table-cell>
          <table:table-cell table:formula="of:=[.F92]" office:value-type="float" office:value="0.0417333333333333" calcext:value-type="float">
            <text:p>0.0417333333333333</text:p>
          </table:table-cell>
          <table:table-cell table:formula="of:=AVERAGE([.E103:.E105])" office:value-type="float" office:value="0.0363333333333333" calcext:value-type="float">
            <text:p>0.0363333333333333</text:p>
          </table:table-cell>
          <table:table-cell table:style-name="ce13" table:formula="of:=AVERAGE([.F103:.F105])" office:value-type="float" office:value="0.0431666666666667" calcext:value-type="float">
            <text:p>0.0431666666666667</text:p>
          </table:table-cell>
          <table:table-cell table:style-name="ce13" table:formula="of:=AVERAGE([.G103:.G105])" office:value-type="float" office:value="0.0371666666666667" calcext:value-type="float">
            <text:p>0.0371666666666667</text:p>
          </table:table-cell>
          <table:table-cell table:style-name="ce13" table:formula="of:=AVERAGE([.H103:.H105])" office:value-type="float" office:value="0.0588666666666667" calcext:value-type="float">
            <text:p>0.0588666666666667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string" calcext:value-type="string">
            <text:p>hour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3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string" calcext:value-type="string">
            <text:p>average in this time: </text:p>
          </table:table-cell>
          <table:table-cell table:formula="of:=(10*[.D106]+15*[.E106]+10*[.F106])/35" office:value-type="float" office:value="0.0398285714285714" calcext:value-type="float">
            <text:p>0.0398285714285714</text:p>
          </table:table-cell>
          <table:table-cell/>
          <table:table-cell table:style-name="ce13"/>
          <table:table-cell office:value-type="string" calcext:value-type="string">
            <text:p>growth during</text:p>
          </table:table-cell>
          <table:table-cell table:style-name="ce13" table:formula="of:=SUM([.D107:.H107])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1" office:value-type="string" calcext:value-type="string">
            <text:p>35h/70h growth</text:p>
          </table:table-cell>
          <table:table-cell table:style-name="ce8" table:formula="of:=[.D108]/2" office:value-type="float" office:value="0.0199142857142857" calcext:value-type="float">
            <text:p>0.0199142857142857</text:p>
          </table:table-cell>
          <table:table-cell table:style-name="ce8"/>
          <table:table-cell table:style-name="ce14"/>
          <table:table-cell office:value-type="string" calcext:value-type="string">
            <text:p>total time</text:p>
          </table:table-cell>
          <table:table-cell table:style-name="ce14" table:formula="of:=330-235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generations grown</text:p>
          </table:table-cell>
          <table:table-cell table:formula="of:=LOG(EXP([.D107]*[.D106]);2)" office:value-type="float" office:value="0.30104236519883" calcext:value-type="float">
            <text:p>0.30104236519883</text:p>
          </table:table-cell>
          <table:table-cell table:formula="of:=LOG(EXP([.E107]*[.E106]);2)" office:value-type="float" office:value="0.524179198189657" calcext:value-type="float">
            <text:p>0.524179198189657</text:p>
          </table:table-cell>
          <table:table-cell table:formula="of:=LOG(EXP([.F107]*[.F106]);2)" office:value-type="float" office:value="0.934145038975605" calcext:value-type="float">
            <text:p>0.934145038975605</text:p>
          </table:table-cell>
          <table:table-cell table:formula="of:=LOG(EXP([.G107]*[.G106]);2)" office:value-type="float" office:value="0.804302485295598" calcext:value-type="float">
            <text:p>0.804302485295598</text:p>
          </table:table-cell>
          <table:table-cell table:formula="of:=LOG(EXP([.H107]*[.H106]);2)" office:value-type="float" office:value="0.849266480736637" calcext:value-type="float">
            <text:p>0.849266480736637</text:p>
          </table:table-cell>
          <table:table-cell table:formula="of:=SUM([.D110:.H110])" office:value-type="float" office:value="3.41293556839633" calcext:value-type="float">
            <text:p>3.4129355683963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exp</text:p>
          </table:table-cell>
          <table:table-cell table:formula="of:=EXP([.D107]*[.D106])" office:value-type="float" office:value="1.2320342519923" calcext:value-type="float">
            <text:p>1.2320342519923</text:p>
          </table:table-cell>
          <table:table-cell table:formula="of:=EXP([.E107]*[.E106])" office:value-type="float" office:value="1.43811515107182" calcext:value-type="float">
            <text:p>1.43811515107182</text:p>
          </table:table-cell>
          <table:table-cell table:formula="of:=EXP([.F107]*[.F106])" office:value-type="float" office:value="1.91075795802118" calcext:value-type="float">
            <text:p>1.91075795802118</text:p>
          </table:table-cell>
          <table:table-cell table:formula="of:=EXP([.G107]*[.G106])" office:value-type="float" office:value="1.74630128534073" calcext:value-type="float">
            <text:p>1.74630128534073</text:p>
          </table:table-cell>
          <table:table-cell table:formula="of:=EXP([.H107]*[.H106])" office:value-type="float" office:value="1.80158470034347" calcext:value-type="float">
            <text:p>1.80158470034347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generations grown:</text:p>
          </table:table-cell>
          <table:table-cell table:style-name="ce1" table:formula="of:=LOG(PRODUCT([.D111:.H111]);2)" office:value-type="float" office:value="3.41293556839632" calcext:value-type="float">
            <text:p>3.4129355683963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/>
          <table:table-cell table:style-name="ce7" office:value-type="string" calcext:value-type="string">
            <text:p>MC4 1-4 phase between 330h and 380h</text:p>
          </table:table-cell>
          <table:table-cell table:style-name="ce7"/>
          <table:table-cell table:style-name="ce12"/>
          <table:table-cell table:number-columns-repeated="1018"/>
        </table:table-row>
        <table:table-row table:style-name="ro1">
          <table:table-cell table:number-columns-repeated="2"/>
          <table:table-cell table:style-name="ce10"/>
          <table:table-cell office:value-type="string" calcext:value-type="string">
            <text:p>330-335</text:p>
          </table:table-cell>
          <table:table-cell office:value-type="string" calcext:value-type="string">
            <text:p>345-360</text:p>
          </table:table-cell>
          <table:table-cell table:style-name="ce13" office:value-type="string" calcext:value-type="string">
            <text:p>370-37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/>
          <table:table-cell office:value-type="string" calcext:value-type="string">
            <text:p>took number from 320-335</text:p>
          </table:table-cell>
          <table:table-cell/>
          <table:table-cell table:style-name="ce13" office:value-type="string" calcext:value-type="string">
            <text:p>shinyapp cannot work with ch3, ch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 calcext:value-type="string">
            <text:p>ch1</text:p>
          </table:table-cell>
          <table:table-cell/>
          <table:table-cell office:value-type="float" office:value="0.0604" calcext:value-type="float">
            <text:p>0.0604</text:p>
          </table:table-cell>
          <table:table-cell table:style-name="ce13" office:value-type="float" office:value="0.0398" calcext:value-type="float">
            <text:p>0.0398</text:p>
          </table:table-cell>
          <table:table-cell/>
          <table:table-cell table:style-name="ce13"/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string" calcext:value-type="string">
            <text:p>ch3</text:p>
          </table:table-cell>
          <table:table-cell/>
          <table:table-cell office:value-type="float" office:value="0.0376" calcext:value-type="float">
            <text:p>0.0376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 calcext:value-type="string">
            <text:p>ch4</text:p>
          </table:table-cell>
          <table:table-cell/>
          <table:table-cell office:value-type="float" office:value="0.0359" calcext:value-type="float">
            <text:p>0.0359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 calcext:value-type="string">
            <text:p>average</text:p>
          </table:table-cell>
          <table:table-cell table:formula="of:=[.H106]" office:value-type="float" office:value="0.0588666666666667" calcext:value-type="float">
            <text:p>0.0588666666666667</text:p>
          </table:table-cell>
          <table:table-cell table:formula="of:=AVERAGE([.E117:.E119])" office:value-type="float" office:value="0.0446333333333333" calcext:value-type="float">
            <text:p>0.0446333333333333</text:p>
          </table:table-cell>
          <table:table-cell table:style-name="ce13" table:formula="of:=AVERAGE([.F117:.F119])" office:value-type="float" office:value="0.0132666666666667" calcext:value-type="float">
            <text:p>0.0132666666666667</text:p>
          </table:table-cell>
          <table:table-cell table:style-name="ce13"/>
          <table:table-cell table:number-columns-repeated="1017"/>
        </table:table-row>
        <table:table-row table:style-name="ro1">
          <table:table-cell table:number-columns-repeated="2"/>
          <table:table-cell table:style-name="ce10" office:value-type="string" calcext:value-type="string">
            <text:p>hours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 calcext:value-type="string">
            <text:p>average in this time: </text:p>
          </table:table-cell>
          <table:table-cell table:formula="of:=(10*[.D120]+15*[.E120]+10*[.F120])/35" office:value-type="float" office:value="0.0397380952380953" calcext:value-type="float">
            <text:p>0.0397380952380953</text:p>
          </table:table-cell>
          <table:table-cell office:value-type="string" calcext:value-type="string">
            <text:p>growth during</text:p>
          </table:table-cell>
          <table:table-cell table:formula="of:=SUM([.D121:.F121])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1" office:value-type="string" calcext:value-type="string">
            <text:p>35h/70h growth</text:p>
          </table:table-cell>
          <table:table-cell table:style-name="ce8" table:formula="of:=[.D122]/2" office:value-type="float" office:value="0.0198690476190476" calcext:value-type="float">
            <text:p>0.0198690476190476</text:p>
          </table:table-cell>
          <table:table-cell office:value-type="string" calcext:value-type="string">
            <text:p>total time</text:p>
          </table:table-cell>
          <table:table-cell table:formula="of:=380-330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enerations grown</text:p>
          </table:table-cell>
          <table:table-cell table:formula="of:=LOG(EXP([.D121]*[.D120]);2)" office:value-type="float" office:value="0.424633240368319" calcext:value-type="float">
            <text:p>0.424633240368319</text:p>
          </table:table-cell>
          <table:table-cell table:formula="of:=LOG(EXP([.E121]*[.E120]);2)" office:value-type="float" office:value="0.965884329875161" calcext:value-type="float">
            <text:p>0.965884329875161</text:p>
          </table:table-cell>
          <table:table-cell table:formula="of:=LOG(EXP([.F121]*[.F120]);2)" office:value-type="float" office:value="0.0956987710456349" calcext:value-type="float">
            <text:p>0.0956987710456349</text:p>
          </table:table-cell>
          <table:table-cell table:formula="of:=SUM([.D124:.F124])" office:value-type="float" office:value="1.48621634128911" calcext:value-type="float">
            <text:p>1.4862163412891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xp</text:p>
          </table:table-cell>
          <table:table-cell table:formula="of:=EXP([.D121]*[.D120])" office:value-type="float" office:value="1.34223123952003" calcext:value-type="float">
            <text:p>1.34223123952003</text:p>
          </table:table-cell>
          <table:table-cell table:formula="of:=EXP([.E121]*[.E120])" office:value-type="float" office:value="1.95326044621458" calcext:value-type="float">
            <text:p>1.95326044621458</text:p>
          </table:table-cell>
          <table:table-cell table:formula="of:=EXP([.F121]*[.F120])" office:value-type="float" office:value="1.06858285209091" calcext:value-type="float">
            <text:p>1.0685828520909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generations grown:</text:p>
          </table:table-cell>
          <table:table-cell table:style-name="ce1" table:formula="of:=LOG(PRODUCT([.D125:.F125]);2)" office:value-type="float" office:value="1.48621634128911" calcext:value-type="float">
            <text:p>1.48621634128911</text:p>
          </table:table-cell>
          <table:table-cell table:number-columns-repeated="1020"/>
        </table:table-row>
      </table:table>
      <table:table table:name="Sheet1" table:style-name="ta1"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26" table:default-cell-style-name="Default"/>
        <table:table-row table:style-name="ro1">
          <table:table-cell table:number-columns-repeated="6"/>
          <table:table-cell office:value-type="string" calcext:value-type="string">
            <text:p>G2 sampling</text:p>
          </table:table-cell>
          <table:table-cell table:number-columns-repeated="23"/>
        </table:table-row>
        <table:table-row table:style-name="ro1" table:number-rows-repeated="4">
          <table:table-cell table:number-columns-repeated="30"/>
        </table:table-row>
        <table:table-row table:style-name="ro1">
          <table:table-cell office:value-type="string" calcext:value-type="string">
            <text:p>first sampling: 08/03/23, 12:00</text:p>
          </table:table-cell>
          <table:table-cell table:number-columns-repeated="29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MC2</text:p>
          </table:table-cell>
          <table:table-cell table:number-columns-repeated="5"/>
          <table:table-cell office:value-type="string" calcext:value-type="string">
            <text:p>MC2</text:p>
          </table:table-cell>
          <table:table-cell table:number-columns-repeated="5"/>
          <table:table-cell office:value-type="string" calcext:value-type="string">
            <text:p>MC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µ in hours 45 – 70 (calculated at 18:11, 09/03/23)</text:p>
          </table:table-cell>
          <table:table-cell office:value-type="string" calcext:value-type="string">
            <text:p>Half-life time</text:p>
          </table:table-cell>
          <table:table-cell office:value-type="string" calcext:value-type="string">
            <text:p>two generations</text:p>
          </table:table-cell>
          <table:table-cell table:number-columns-repeated="2"/>
          <table:table-cell office:value-type="string" calcext:value-type="string">
            <text:p>Channel</text:p>
          </table:table-cell>
          <table:table-cell office:value-type="string" calcext:value-type="string">
            <text:p>µ in hours 70 – 115</text:p>
          </table:table-cell>
          <table:table-cell office:value-type="string" calcext:value-type="string">
            <text:p>Half-life time</text:p>
          </table:table-cell>
          <table:table-cell office:value-type="string" calcext:value-type="string">
            <text:p>two generations</text:p>
          </table:table-cell>
          <table:table-cell table:number-columns-repeated="2"/>
          <table:table-cell office:value-type="string" calcext:value-type="string">
            <text:p>Channel</text:p>
          </table:table-cell>
          <table:table-cell office:value-type="string" calcext:value-type="string">
            <text:p>µ from hour 110 – 165</text:p>
          </table:table-cell>
          <table:table-cell office:value-type="string" calcext:value-type="string">
            <text:p>Half-life time</text:p>
          </table:table-cell>
          <table:table-cell office:value-type="string" calcext:value-type="string">
            <text:p>two generations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78" calcext:value-type="float">
            <text:p>0.047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131" calcext:value-type="float">
            <text:p>0.013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129" calcext:value-type="float">
            <text:p>0.0129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69" calcext:value-type="float">
            <text:p>0.036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0411" calcext:value-type="float">
            <text:p>0.041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0379" calcext:value-type="float">
            <text:p>0.0379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85" calcext:value-type="float">
            <text:p>0.048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0277" calcext:value-type="float">
            <text:p>0.027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0248" calcext:value-type="float">
            <text:p>0.0248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24" calcext:value-type="float">
            <text:p>0.0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0:.B12])" office:value-type="float" office:value="0.0444" calcext:value-type="float">
            <text:p>0.0444</text:p>
          </table:table-cell>
          <table:table-cell table:formula="of:=LN(2)/[.B14]" office:value-type="float" office:value="15.6114229855844" calcext:value-type="float">
            <text:p>15.6114229855844</text:p>
          </table:table-cell>
          <table:table-cell table:formula="of:=[.C14]*2" office:value-type="float" office:value="31.2228459711687" calcext:value-type="float">
            <text:p>31.2228459711687</text:p>
          </table:table-cell>
          <table:table-cell table:style-name="ce1" office:value-type="string" calcext:value-type="string">
            <text:p>-&gt; G2 sampling: 09/03/23, 18:50</text:p>
          </table:table-cell>
          <table:table-cell/>
          <table:table-cell office:value-type="string" calcext:value-type="string">
            <text:p>average</text:p>
          </table:table-cell>
          <table:table-cell table:formula="of:=AVERAGE([.H10:.H12])" office:value-type="float" office:value="0.0273" calcext:value-type="float">
            <text:p>0.0273</text:p>
          </table:table-cell>
          <table:table-cell table:formula="of:=LN(2)/[.H14]" office:value-type="float" office:value="25.3900066139174" calcext:value-type="float">
            <text:p>25.3900066139174</text:p>
          </table:table-cell>
          <table:table-cell table:formula="of:=[.I14]*2" office:value-type="float" office:value="50.7800132278348" calcext:value-type="float">
            <text:p>50.7800132278348</text:p>
          </table:table-cell>
          <table:table-cell table:style-name="ce1" office:value-type="string" calcext:value-type="string">
            <text:p>-&gt; G4 sampling: 11/03/23, 14:00</text:p>
          </table:table-cell>
          <table:table-cell/>
          <table:table-cell office:value-type="string" calcext:value-type="string">
            <text:p>average</text:p>
          </table:table-cell>
          <table:table-cell table:formula="of:=AVERAGE([.N10:.N12])" office:value-type="float" office:value="0.0252" calcext:value-type="float">
            <text:p>0.0252</text:p>
          </table:table-cell>
          <table:table-cell table:formula="of:=LN(2)/[.N14]" office:value-type="float" office:value="27.5058404984105" calcext:value-type="float">
            <text:p>27.5058404984105</text:p>
          </table:table-cell>
          <table:table-cell table:formula="of:=[.O14]*2" office:value-type="float" office:value="55.0116809968211" calcext:value-type="float">
            <text:p>55.0116809968211</text:p>
          </table:table-cell>
          <table:table-cell table:style-name="ce1" office:value-type="string" calcext:value-type="string">
            <text:p>-&gt; G4 sampling: 14/03/23, 05:00</text:p>
          </table:table-cell>
          <table:table-cell table:number-columns-repeated="6"/>
          <table:table-cell table:style-name="ce1"/>
          <table:table-cell table:number-columns-repeated="6"/>
        </table:table-row>
        <table:table-row table:style-name="ro1">
          <table:table-cell table:number-columns-repeated="3"/>
          <table:table-cell table:formula="of:=[.D14]-24" office:value-type="float" office:value="7.22284597116871" calcext:value-type="float">
            <text:p>7.22284597116871</text:p>
          </table:table-cell>
          <table:table-cell table:formula="of:=12+[.D15]" office:value-type="float" office:value="19.2228459711687" calcext:value-type="float">
            <text:p>19.2228459711687</text:p>
          </table:table-cell>
          <table:table-cell table:number-columns-repeated="4"/>
          <table:table-cell table:formula="of:=[.J14]-24" office:value-type="float" office:value="26.7800132278348" calcext:value-type="float">
            <text:p>26.7800132278348</text:p>
          </table:table-cell>
          <table:table-cell table:formula="of:=19.2+[.J15]-24" office:value-type="float" office:value="21.9800132278348" calcext:value-type="float">
            <text:p>21.9800132278348</text:p>
          </table:table-cell>
          <table:table-cell table:number-columns-repeated="4"/>
          <table:table-cell table:formula="of:=[.P14]-24" office:value-type="float" office:value="31.0116809968211" calcext:value-type="float">
            <text:p>31.0116809968211</text:p>
          </table:table-cell>
          <table:table-cell table:formula="of:=22+[.P15]-24-24" office:value-type="float" office:value="5.01168099682106" calcext:value-type="float">
            <text:p>5.01168099682106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G4 would have been at: </text:p>
          </table:table-cell>
          <table:table-cell table:number-columns-repeated="4"/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MC2</text:p>
          </table:table-cell>
          <table:table-cell table:number-columns-repeated="9"/>
          <table:table-cell office:value-type="string" calcext:value-type="string">
            <text:p>11.03.23, 22 Uh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µ in hours 45 – 65</text:p>
          </table:table-cell>
          <table:table-cell office:value-type="string" calcext:value-type="string">
            <text:p>Half-life time</text:p>
          </table:table-cell>
          <table:table-cell office:value-type="string" calcext:value-type="string">
            <text:p>two generations</text:p>
          </table:table-cell>
          <table:table-cell table:number-columns-repeated="2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04" calcext:value-type="float">
            <text:p>0.0304</text:p>
          </table:table-cell>
          <table:table-cell table:number-columns-repeated="2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78" calcext:value-type="float">
            <text:p>0.0478</text:p>
          </table:table-cell>
          <table:table-cell table:number-columns-repeated="2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63" calcext:value-type="float">
            <text:p>0.0463</text:p>
          </table:table-cell>
          <table:table-cell table:number-columns-repeated="2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21" calcext:value-type="float">
            <text:p>0.022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9:.B22])" office:value-type="float" office:value="0.03665" calcext:value-type="float">
            <text:p>0.03665</text:p>
          </table:table-cell>
          <table:table-cell table:formula="of:=LN(2)/[.B23]" office:value-type="float" office:value="18.9126106564787" calcext:value-type="float">
            <text:p>18.9126106564787</text:p>
          </table:table-cell>
          <table:table-cell table:formula="of:=[.C23]*2" office:value-type="float" office:value="37.8252213129574" calcext:value-type="float">
            <text:p>37.8252213129574</text:p>
          </table:table-cell>
          <table:table-cell table:style-name="ce1" office:value-type="string" calcext:value-type="string">
            <text:p>-&gt; G2 sampling: 10/03/23, 01:0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Minus 24 h: </text:p>
          </table:table-cell>
          <table:table-cell table:formula="of:=[.D23]-24" office:value-type="float" office:value="13.8252213129574" calcext:value-type="float">
            <text:p>13.8252213129574</text:p>
          </table:table-cell>
          <table:table-cell table:formula="of:=12+[.D24]" office:value-type="float" office:value="25.8252213129574" calcext:value-type="float">
            <text:p>25.8252213129574</text:p>
          </table:table-cell>
          <table:table-cell table:number-columns-repeated="25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MC3</text:p>
          </table:table-cell>
          <table:table-cell table:number-columns-repeated="5"/>
          <table:table-cell office:value-type="string" calcext:value-type="string">
            <text:p>MC3</text:p>
          </table:table-cell>
          <table:table-cell table:number-columns-repeated="5"/>
          <table:table-cell office:value-type="string" calcext:value-type="string">
            <text:p>MC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µ in hours 25 – 45</text:p>
          </table:table-cell>
          <table:table-cell office:value-type="string" calcext:value-type="string">
            <text:p>Half-life time</text:p>
          </table:table-cell>
          <table:table-cell office:value-type="string" calcext:value-type="string">
            <text:p>two generations</text:p>
          </table:table-cell>
          <table:table-cell table:number-columns-repeated="2"/>
          <table:table-cell office:value-type="string" calcext:value-type="string">
            <text:p>Channel</text:p>
          </table:table-cell>
          <table:table-cell office:value-type="string" calcext:value-type="string">
            <text:p>µ in hours 45 - 75 hours, checked at 11:42, 10/03, when 75 hours was not yet full</text:p>
          </table:table-cell>
          <table:table-cell office:value-type="string" calcext:value-type="string">
            <text:p>Half-life time</text:p>
          </table:table-cell>
          <table:table-cell office:value-type="string" calcext:value-type="string">
            <text:p>two generations</text:p>
          </table:table-cell>
          <table:table-cell table:number-columns-repeated="2"/>
          <table:table-cell office:value-type="string" calcext:value-type="string">
            <text:p>Channel</text:p>
          </table:table-cell>
          <table:table-cell office:value-type="string" calcext:value-type="string">
            <text:p>µ in hours 75 – 120 hours, checked at 12/03/23, 11:15</text:p>
          </table:table-cell>
          <table:table-cell office:value-type="string" calcext:value-type="string">
            <text:p>Half-life time</text:p>
          </table:table-cell>
          <table:table-cell office:value-type="string" calcext:value-type="string">
            <text:p>two generations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23" calcext:value-type="float">
            <text:p>0.042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349" calcext:value-type="float">
            <text:p>0.034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432" calcext:value-type="float">
            <text:p>0.0432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39" calcext:value-type="float">
            <text:p>0.043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0293" calcext:value-type="float">
            <text:p>0.029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0502" calcext:value-type="float">
            <text:p>0.0502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64" calcext:value-type="float">
            <text:p>0.066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584" calcext:value-type="float">
            <text:p>0.058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(took from last measurement, because since then not really growth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8]; [.B29]; [.B31])" office:value-type="float" office:value="0.0508666666666667" calcext:value-type="float">
            <text:p>0.0508666666666667</text:p>
          </table:table-cell>
          <table:table-cell table:formula="of:=LN(2)/[.B32]" office:value-type="float" office:value="13.6267466689373" calcext:value-type="float">
            <text:p>13.6267466689373</text:p>
          </table:table-cell>
          <table:table-cell table:formula="of:=[.C32]*2" office:value-type="float" office:value="27.2534933378746" calcext:value-type="float">
            <text:p>27.2534933378746</text:p>
          </table:table-cell>
          <table:table-cell table:style-name="ce1" office:value-type="string" calcext:value-type="string">
            <text:p>-&gt; G2 sampling: 09/03/23, 15:15</text:p>
          </table:table-cell>
          <table:table-cell/>
          <table:table-cell office:value-type="string" calcext:value-type="string">
            <text:p>average</text:p>
          </table:table-cell>
          <table:table-cell table:formula="of:=AVERAGE([.H28]; [.H29]; [.H31])" office:value-type="float" office:value="0.0408666666666667" calcext:value-type="float">
            <text:p>0.0408666666666667</text:p>
          </table:table-cell>
          <table:table-cell table:formula="of:=LN(2)/[.H32]" office:value-type="float" office:value="16.9611871262629" calcext:value-type="float">
            <text:p>16.9611871262629</text:p>
          </table:table-cell>
          <table:table-cell table:formula="of:=[.I32]*2" office:value-type="float" office:value="33.9223742525259" calcext:value-type="float">
            <text:p>33.9223742525259</text:p>
          </table:table-cell>
          <table:table-cell table:style-name="ce1" office:value-type="string" calcext:value-type="string">
            <text:p>-&gt; G4 sampling: 11/03/23, 01:15 --&gt; sampled at about 4pm</text:p>
          </table:table-cell>
          <table:table-cell/>
          <table:table-cell office:value-type="string" calcext:value-type="string">
            <text:p>average</text:p>
          </table:table-cell>
          <table:table-cell table:formula="of:=AVERAGE([.N28]; [.N29]; [.N31])" office:value-type="float" office:value="0.0478" calcext:value-type="float">
            <text:p>0.0478</text:p>
          </table:table-cell>
          <table:table-cell table:formula="of:=LN(2)/[.N32]" office:value-type="float" office:value="14.500987041003" calcext:value-type="float">
            <text:p>14.500987041003</text:p>
          </table:table-cell>
          <table:table-cell table:formula="of:=[.O32]*2" office:value-type="float" office:value="29.0019740820061" calcext:value-type="float">
            <text:p>29.0019740820061</text:p>
          </table:table-cell>
          <table:table-cell table:style-name="ce1" office:value-type="string" calcext:value-type="string">
            <text:p>-&gt; G6 sampling: 12/03/23, 06:00 -&gt; but does not really make sense, because actually almost no growth...?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inus 24 h: </text:p>
          </table:table-cell>
          <table:table-cell table:formula="of:=[.D32]-24" office:value-type="float" office:value="3.25349333787465" calcext:value-type="float">
            <text:p>3.25349333787465</text:p>
          </table:table-cell>
          <table:table-cell table:formula="of:=12+[.D33]" office:value-type="float" office:value="15.2534933378746" calcext:value-type="float">
            <text:p>15.2534933378746</text:p>
          </table:table-cell>
          <table:table-cell table:number-columns-repeated="3"/>
          <table:table-cell office:value-type="string" calcext:value-type="string">
            <text:p>Minus 24 h: </text:p>
          </table:table-cell>
          <table:table-cell table:formula="of:=[.J32]-24" office:value-type="float" office:value="9.92237425252587" calcext:value-type="float">
            <text:p>9.92237425252587</text:p>
          </table:table-cell>
          <table:table-cell table:formula="of:=15.25+[.J33]-24" office:value-type="float" office:value="1.17237425252587" calcext:value-type="float">
            <text:p>1.17237425252587</text:p>
          </table:table-cell>
          <table:table-cell table:number-columns-repeated="3"/>
          <table:table-cell office:value-type="string" calcext:value-type="string">
            <text:p>Minus 24 h: </text:p>
          </table:table-cell>
          <table:table-cell table:formula="of:=[.P32]-24" office:value-type="float" office:value="5.00197408200608" calcext:value-type="float">
            <text:p>5.00197408200608</text:p>
          </table:table-cell>
          <table:table-cell table:formula="of:=2+[.P33]" office:value-type="float" office:value="7.00197408200608" calcext:value-type="float">
            <text:p>7.00197408200608</text:p>
          </table:table-cell>
          <table:table-cell table:number-columns-repeated="13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MC4</text:p>
          </table:table-cell>
          <table:table-cell table:number-columns-repeated="4"/>
          <table:table-cell office:value-type="string" calcext:value-type="string">
            <text:p>MC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µ in hours 80 to 95</text:p>
          </table:table-cell>
          <table:table-cell table:number-columns-repeated="3"/>
          <table:table-cell office:value-type="string" calcext:value-type="string">
            <text:p>Channel</text:p>
          </table:table-cell>
          <table:table-cell office:value-type="string" calcext:value-type="string">
            <text:p>µ in hours 150 – 165 (15 h/24h -&gt; approx. 1/2 of time growing)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44" calcext:value-type="float">
            <text:p>0.054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415" calcext:value-type="float">
            <text:p>0.0415</text:p>
          </table:table-cell>
          <table:table-cell table:number-columns-repeated="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8" calcext:value-type="float">
            <text:p>0.04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028" calcext:value-type="float">
            <text:p>0.028</text:p>
          </table:table-cell>
          <table:table-cell table:number-columns-repeated="2"/>
          <table:table-cell office:value-type="string" calcext:value-type="string">
            <text:p>if t= 0 is on Friday → G2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21" calcext:value-type="float">
            <text:p>0.052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0401" calcext:value-type="float">
            <text:p>0.0401</text:p>
          </table:table-cell>
          <table:table-cell table:number-columns-repeated="2"/>
          <table:table-cell office:value-type="string" calcext:value-type="string">
            <text:p>in days: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37:.B40])/3" office:value-type="float" office:value="0.0171666666666667" calcext:value-type="float">
            <text:p>0.0171666666666667</text:p>
          </table:table-cell>
          <table:table-cell table:formula="of:=LN(2)/[.B41]" office:value-type="float" office:value="40.3775056636861" calcext:value-type="float">
            <text:p>40.3775056636861</text:p>
          </table:table-cell>
          <table:table-cell table:formula="of:=[.C41]*2" office:value-type="float" office:value="80.7550113273723" calcext:value-type="float">
            <text:p>80.7550113273723</text:p>
          </table:table-cell>
          <table:table-cell table:style-name="ce1"/>
          <table:table-cell office:value-type="string" calcext:value-type="string">
            <text:p>average</text:p>
          </table:table-cell>
          <table:table-cell table:formula="of:=AVERAGE([.G37:.G40])/2" office:value-type="float" office:value="0.0182666666666667" calcext:value-type="float">
            <text:p>0.0182666666666667</text:p>
          </table:table-cell>
          <table:table-cell table:formula="of:=LN(2)/[.G41]" office:value-type="float" office:value="37.9460135343036" calcext:value-type="float">
            <text:p>37.9460135343036</text:p>
          </table:table-cell>
          <table:table-cell table:formula="of:=[.H41]*2" office:value-type="float" office:value="75.8920270686072" calcext:value-type="float">
            <text:p>75.8920270686072</text:p>
          </table:table-cell>
          <table:table-cell table:formula="of:=[.I41]/24" office:value-type="float" office:value="3.1621677945253" calcext:value-type="float">
            <text:p>3.1621677945253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ttempt to calculate growth, they are only growing half of the time, max?</text:p>
          </table:table-cell>
          <table:table-cell table:number-columns-repeated="4"/>
          <table:table-cell office:value-type="string" calcext:value-type="string">
            <text:p>attempt to calculate growth, they are only growing half of the time, max?</text:p>
          </table:table-cell>
          <table:table-cell table:number-columns-repeated="23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MC4</text:p>
          </table:table-cell>
          <table:table-cell table:number-columns-repeated="5"/>
          <table:table-cell office:value-type="string" calcext:value-type="string">
            <text:p>MC4</text:p>
          </table:table-cell>
          <table:table-cell table:number-columns-repeated="5"/>
          <table:table-cell office:value-type="string" calcext:value-type="string">
            <text:p>MC4</text:p>
          </table:table-cell>
          <table:table-cell table:number-columns-repeated="5"/>
          <table:table-cell office:value-type="string" calcext:value-type="string">
            <text:p>MC4</text:p>
          </table:table-cell>
          <table:table-cell table:number-columns-repeated="5"/>
          <table:table-cell office:value-type="string" calcext:value-type="string">
            <text:p>M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µ in hours 45 – 65</text:p>
          </table:table-cell>
          <table:table-cell office:value-type="string" calcext:value-type="string">
            <text:p>Half-life time</text:p>
          </table:table-cell>
          <table:table-cell office:value-type="string" calcext:value-type="string">
            <text:p>two generations</text:p>
          </table:table-cell>
          <table:table-cell office:value-type="string" calcext:value-type="string">
            <text:p>-&gt; done</text:p>
          </table:table-cell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µ in hours 65 – 90 (checked at 11:40 on 10/03/23, so actually not yet 90 h full)</text:p>
          </table:table-cell>
          <table:table-cell office:value-type="string" calcext:value-type="string">
            <text:p>Half-life time</text:p>
          </table:table-cell>
          <table:table-cell office:value-type="string" calcext:value-type="string">
            <text:p>two generations</text:p>
          </table:table-cell>
          <table:table-cell office:value-type="string" calcext:value-type="string">
            <text:p>-&gt; done</text:p>
          </table:table-cell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µ from hour 80 to 115</text:p>
          </table:table-cell>
          <table:table-cell office:value-type="string" calcext:value-type="string">
            <text:p>Half-life time</text:p>
          </table:table-cell>
          <table:table-cell office:value-type="string" calcext:value-type="string">
            <text:p>two generations</text:p>
          </table:table-cell>
          <table:table-cell office:value-type="string" calcext:value-type="string">
            <text:p>-&gt; done</text:p>
          </table:table-cell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µ from hour 110 – 150</text:p>
          </table:table-cell>
          <table:table-cell office:value-type="string" calcext:value-type="string">
            <text:p>Half-life time</text:p>
          </table:table-cell>
          <table:table-cell office:value-type="string" calcext:value-type="string">
            <text:p>two generations</text:p>
          </table:table-cell>
          <table:table-cell office:value-type="string" calcext:value-type="string">
            <text:p>-&gt; done</text:p>
          </table:table-cell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µ from hour 155 – 185</text:p>
          </table:table-cell>
          <table:table-cell office:value-type="string" calcext:value-type="string">
            <text:p>Half-life time</text:p>
          </table:table-cell>
          <table:table-cell office:value-type="string" calcext:value-type="string">
            <text:p>two generations</text:p>
          </table:table-cell>
          <table:table-cell office:value-type="string" calcext:value-type="string">
            <text:p>-&gt; don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25" calcext:value-type="float">
            <text:p>0.062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0608" calcext:value-type="float">
            <text:p>0.060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0438" calcext:value-type="float">
            <text:p>0.043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0353" calcext:value-type="float">
            <text:p>0.035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0756" calcext:value-type="float">
            <text:p>0.075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626" calcext:value-type="float">
            <text:p>0.062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0596" calcext:value-type="float">
            <text:p>0.059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0465" calcext:value-type="float">
            <text:p>0.046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0402" calcext:value-type="float">
            <text:p>0.040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0367" calcext:value-type="float">
            <text:p>0.036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98" calcext:value-type="float">
            <text:p>0.069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055" calcext:value-type="float">
            <text:p>0.05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0558" calcext:value-type="float">
            <text:p>0.055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0483" calcext:value-type="float">
            <text:p>0.048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0572" calcext:value-type="float">
            <text:p>0.057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49" calcext:value-type="float">
            <text:p>0.0549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0498" calcext:value-type="float">
            <text:p>0.049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0495" calcext:value-type="float">
            <text:p>0.049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0298" calcext:value-type="float">
            <text:p>0.029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0492" calcext:value-type="float">
            <text:p>0.04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46:.B49])" office:value-type="float" office:value="0.06245" calcext:value-type="float">
            <text:p>0.06245</text:p>
          </table:table-cell>
          <table:table-cell table:formula="of:=LN(2)/[.B50]" office:value-type="float" office:value="11.0992342763802" calcext:value-type="float">
            <text:p>11.0992342763802</text:p>
          </table:table-cell>
          <table:table-cell table:formula="of:=[.C50]*2" office:value-type="float" office:value="22.1984685527605" calcext:value-type="float">
            <text:p>22.1984685527605</text:p>
          </table:table-cell>
          <table:table-cell table:style-name="ce1" office:value-type="string" calcext:value-type="string">
            <text:p>-&gt; G2 sampling: 09/03/23, 11:30 --&gt; too late! (1h later than supposed!</text:p>
          </table:table-cell>
          <table:table-cell/>
          <table:table-cell office:value-type="string" calcext:value-type="string">
            <text:p>average</text:p>
          </table:table-cell>
          <table:table-cell table:formula="of:=AVERAGE([.H46:.H49])" office:value-type="float" office:value="0.0563" calcext:value-type="float">
            <text:p>0.0563</text:p>
          </table:table-cell>
          <table:table-cell table:formula="of:=LN(2)/[.H50]" office:value-type="float" office:value="12.311672834102" calcext:value-type="float">
            <text:p>12.311672834102</text:p>
          </table:table-cell>
          <table:table-cell table:formula="of:=[.I50]*2" office:value-type="float" office:value="24.6233456682041" calcext:value-type="float">
            <text:p>24.6233456682041</text:p>
          </table:table-cell>
          <table:table-cell table:style-name="ce1" office:value-type="string" calcext:value-type="string">
            <text:p>-&gt; G4 sampling: 10/03/23, 13:00 --&gt; too late! (2h later than supposed!</text:p>
          </table:table-cell>
          <table:table-cell/>
          <table:table-cell office:value-type="string" calcext:value-type="string">
            <text:p>average</text:p>
          </table:table-cell>
          <table:table-cell table:formula="of:=AVERAGE([.N46:.N49])" office:value-type="float" office:value="0.0489" calcext:value-type="float">
            <text:p>0.0489</text:p>
          </table:table-cell>
          <table:table-cell table:formula="of:=LN(2)/[.N50]" office:value-type="float" office:value="14.174788968506" calcext:value-type="float">
            <text:p>14.174788968506</text:p>
          </table:table-cell>
          <table:table-cell table:formula="of:=[.O50]*2" office:value-type="float" office:value="28.3495779370121" calcext:value-type="float">
            <text:p>28.3495779370121</text:p>
          </table:table-cell>
          <table:table-cell table:style-name="ce1" office:value-type="string" calcext:value-type="string">
            <text:p>-&gt; G6 sampling: 11/03/23, 15:00</text:p>
          </table:table-cell>
          <table:table-cell/>
          <table:table-cell office:value-type="string" calcext:value-type="string">
            <text:p>average</text:p>
          </table:table-cell>
          <table:table-cell table:formula="of:=AVERAGE([.T46:.T49])" office:value-type="float" office:value="0.0384" calcext:value-type="float">
            <text:p>0.0384</text:p>
          </table:table-cell>
          <table:table-cell table:formula="of:=LN(2)/[.T50]" office:value-type="float" office:value="18.0507078270819" calcext:value-type="float">
            <text:p>18.0507078270819</text:p>
          </table:table-cell>
          <table:table-cell table:formula="of:=[.U50]*2" office:value-type="float" office:value="36.1014156541638" calcext:value-type="float">
            <text:p>36.1014156541638</text:p>
          </table:table-cell>
          <table:table-cell table:style-name="ce1" office:value-type="string" calcext:value-type="string">
            <text:p>-&gt; G8 sampling: 13/03/23, 02:00</text:p>
          </table:table-cell>
          <table:table-cell/>
          <table:table-cell office:value-type="string" calcext:value-type="string">
            <text:p>average</text:p>
          </table:table-cell>
          <table:table-cell table:formula="of:=AVERAGE([.Z46:.Z49])" office:value-type="float" office:value="0.054675" calcext:value-type="float">
            <text:p>0.054675</text:p>
          </table:table-cell>
          <table:table-cell table:formula="of:=LN(2)/[.Z50]" office:value-type="float" office:value="12.6775890363044" calcext:value-type="float">
            <text:p>12.6775890363044</text:p>
          </table:table-cell>
          <table:table-cell table:formula="of:=[.AA50]*2" office:value-type="float" office:value="25.3551780726089" calcext:value-type="float">
            <text:p>25.3551780726089</text:p>
          </table:table-cell>
          <table:table-cell table:style-name="ce1" office:value-type="string" calcext:value-type="string">
            <text:p>-&gt; G10 sampling: 14/03/23, 12:30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us 24 h: </text:p>
          </table:table-cell>
          <table:table-cell table:formula="of:=[.D50]-24" office:value-type="float" office:value="-1.80153144723954" calcext:value-type="float">
            <text:p>-1.80153144723954</text:p>
          </table:table-cell>
          <table:table-cell table:formula="of:=12+[.D51]" office:value-type="float" office:value="10.1984685527605" calcext:value-type="float">
            <text:p>10.1984685527605</text:p>
          </table:table-cell>
          <table:table-cell table:number-columns-repeated="3"/>
          <table:table-cell office:value-type="string" calcext:value-type="string">
            <text:p>Minus 24 h: </text:p>
          </table:table-cell>
          <table:table-cell table:formula="of:=[.J50]-24" office:value-type="float" office:value="0.623345668204095" calcext:value-type="float">
            <text:p>0.623345668204095</text:p>
          </table:table-cell>
          <table:table-cell table:formula="of:=10+[.J51]" office:value-type="float" office:value="10.6233456682041" calcext:value-type="float">
            <text:p>10.6233456682041</text:p>
          </table:table-cell>
          <table:table-cell table:number-columns-repeated="3"/>
          <table:table-cell office:value-type="string" calcext:value-type="string">
            <text:p>Minus 24 h: </text:p>
          </table:table-cell>
          <table:table-cell table:formula="of:=[.P50]-24" office:value-type="float" office:value="4.34957793701208" calcext:value-type="float">
            <text:p>4.34957793701208</text:p>
          </table:table-cell>
          <table:table-cell table:formula="of:=10+[.P51]" office:value-type="float" office:value="14.3495779370121" calcext:value-type="float">
            <text:p>14.3495779370121</text:p>
          </table:table-cell>
          <table:table-cell table:number-columns-repeated="3"/>
          <table:table-cell office:value-type="string" calcext:value-type="string">
            <text:p>Minus 24 h: </text:p>
          </table:table-cell>
          <table:table-cell table:formula="of:=[.V50]-24" office:value-type="float" office:value="12.1014156541638" calcext:value-type="float">
            <text:p>12.1014156541638</text:p>
          </table:table-cell>
          <table:table-cell table:formula="of:=14.3+[.V51]-24" office:value-type="float" office:value="2.40141565416382" calcext:value-type="float">
            <text:p>2.40141565416382</text:p>
          </table:table-cell>
          <table:table-cell table:number-columns-repeated="3"/>
          <table:table-cell office:value-type="string" calcext:value-type="string">
            <text:p>Minus 24 h: </text:p>
          </table:table-cell>
          <table:table-cell table:formula="of:=[.AB50]-24" office:value-type="float" office:value="1.35517807260888" calcext:value-type="float">
            <text:p>1.35517807260888</text:p>
          </table:table-cell>
          <table:table-cell table:formula="of:=2.4+[.AB51]" office:value-type="float" office:value="3.75517807260888" calcext:value-type="float">
            <text:p>3.7551780726088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2:11:08.070136249</meta:creation-date>
    <dc:date>2023-07-18T14:46:21.845370098</dc:date>
    <meta:editing-duration>PT20H52M</meta:editing-duration>
    <meta:editing-cycles>169</meta:editing-cycles>
    <meta:generator>LibreOffice/7.3.7.2$Linux_X86_64 LibreOffice_project/30$Build-2</meta:generator>
    <meta:document-statistic meta:table-count="2" meta:cell-count="878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37cm" svg:y="0.316cm" chart:style-name="ch2">
          <text:p>Growth rates in 5% CO2 + 20% O2</text:p>
        </chart:title>
        <chart:legend chart:legend-position="end" svg:x="13.518cm" svg:y="4.201cm" style:legend-expansion="high" chart:style-name="ch3"/>
        <chart:plot-area chart:style-name="ch4" table:cell-range-address="Sheet2.C8:Sheet2.L8 Sheet2.C14:Sheet2.L14" svg:x="1.331cm" svg:y="1.275cm" svg:width="11.867cm" svg:height="6.564cm">
          <chart:coordinate-region svg:x="2.243cm" svg:y="1.474cm" svg:width="10.675cm" svg:height="5.718cm"/>
          <chart:axis chart:dimension="x" chart:name="primary-x" chart:style-name="ch5">
            <chart:title svg:x="5.857cm" svg:y="8.019cm" chart:style-name="ch6">
              <text:p>hours of cultivation</text:p>
            </chart:title>
          </chart:axis>
          <chart:axis chart:dimension="y" chart:name="primary-y" chart:style-name="ch7">
            <chart:title svg:x="0.451cm" svg:y="5.792cm" chart:style-name="ch8">
              <text:p>growth rate (1/h)</text:p>
            </chart:title>
            <chart:grid chart:style-name="ch9" chart:class="major"/>
          </chart:axis>
          <chart:series chart:style-name="ch10" chart:values-cell-range-address="Sheet2.C14:Sheet2.L14" chart:class="chart:scatter">
            <chart:domain table:cell-range-address="Sheet2.C8:Sheet2.L8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38.25">
                <text:p>38.25</text:p>
                <draw:g>
                  <svg:desc>Sheet2.C8:Sheet2.L8</svg:desc>
                </draw:g>
              </table:table-cell>
              <table:table-cell office:value-type="float" office:value="69.0833333333333">
                <text:p>69.0833333333333</text:p>
              </table:table-cell>
              <table:table-cell office:value-type="float" office:value="88.25">
                <text:p>88.25</text:p>
              </table:table-cell>
              <table:table-cell office:value-type="float" office:value="113.916666666667">
                <text:p>113.916666666667</text:p>
              </table:table-cell>
              <table:table-cell office:value-type="float" office:value="NaN">
                <text:p>NaN</text:p>
              </table:table-cell>
              <table:table-cell office:value-type="float" office:value="185.25">
                <text:p>185.25</text:p>
              </table:table-cell>
              <table:table-cell office:value-type="float" office:value="NaN">
                <text:p>NaN</text:p>
              </table:table-cell>
              <table:table-cell office:value-type="float" office:value="236.25">
                <text:p>236.25</text:p>
              </table:table-cell>
              <table:table-cell office:value-type="float" office:value="255.5">
                <text:p>255.5</text:p>
              </table:table-cell>
              <table:table-cell office:value-type="float" office:value="304.25">
                <text:p>304.25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.059075">
                <text:p>0.059075</text:p>
                <draw:g>
                  <svg:desc>Sheet2.C14:Sheet2.L14</svg:desc>
                </draw:g>
              </table:table-cell>
              <table:table-cell office:value-type="float" office:value="0.0524">
                <text:p>0.0524</text:p>
              </table:table-cell>
              <table:table-cell office:value-type="float" office:value="0.03915">
                <text:p>0.03915</text:p>
              </table:table-cell>
              <table:table-cell office:value-type="float" office:value="0.0271">
                <text:p>0.0271</text:p>
              </table:table-cell>
              <table:table-cell office:value-type="float" office:value="NaN">
                <text:p>NaN</text:p>
              </table:table-cell>
              <table:table-cell office:value-type="float" office:value="0.03245">
                <text:p>0.03245</text:p>
              </table:table-cell>
              <table:table-cell office:value-type="float" office:value="NaN">
                <text:p>NaN</text:p>
              </table:table-cell>
              <table:table-cell office:value-type="float" office:value="0.025125">
                <text:p>0.025125</text:p>
              </table:table-cell>
              <table:table-cell office:value-type="float" office:value="0.0299">
                <text:p>0.0299</text:p>
              </table:table-cell>
              <table:table-cell office:value-type="float" office:value="0.0594">
                <text:p>0.05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97cm" svg:y="0.316cm" chart:style-name="ch2">
          <text:p>Growth in 5% CO2 w/o O2</text:p>
        </chart:title>
        <chart:legend chart:legend-position="end" svg:x="13.518cm" svg:y="4.201cm" style:legend-expansion="high" chart:style-name="ch3"/>
        <chart:plot-area chart:style-name="ch4" table:cell-range-address="Sheet2.C43:Sheet2.J43 Sheet2.C49:Sheet2.J49" svg:x="1.331cm" svg:y="1.275cm" svg:width="11.867cm" svg:height="6.564cm">
          <chart:coordinate-region svg:x="2.243cm" svg:y="1.474cm" svg:width="10.675cm" svg:height="5.718cm"/>
          <chart:axis chart:dimension="x" chart:name="primary-x" chart:style-name="ch5">
            <chart:title svg:x="6.797cm" svg:y="8.019cm" chart:style-name="ch6">
              <text:p>hours</text:p>
            </chart:title>
          </chart:axis>
          <chart:axis chart:dimension="y" chart:name="primary-y" chart:style-name="ch7">
            <chart:title svg:x="0.451cm" svg:y="5.792cm" chart:style-name="ch8">
              <text:p>growth rate (1/h)</text:p>
            </chart:title>
            <chart:grid chart:style-name="ch9" chart:class="major"/>
          </chart:axis>
          <chart:series chart:style-name="ch10" chart:values-cell-range-address="Sheet2.C49:Sheet2.J49" chart:class="chart:scatter">
            <chart:domain table:cell-range-address="Sheet2.C43:Sheet2.J43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38.25">
                <text:p>38.25</text:p>
                <draw:g>
                  <svg:desc>Sheet2.C43:Sheet2.J43</svg:desc>
                </draw:g>
              </table:table-cell>
              <table:table-cell office:value-type="float" office:value="61.75">
                <text:p>61.75</text:p>
              </table:table-cell>
              <table:table-cell office:value-type="float" office:value="88.25">
                <text:p>88.25</text:p>
              </table:table-cell>
              <table:table-cell office:value-type="float" office:value="113.916666666667">
                <text:p>113.916666666667</text:p>
              </table:table-cell>
              <table:table-cell office:value-type="float" office:value="156.75">
                <text:p>156.75</text:p>
              </table:table-cell>
              <table:table-cell office:value-type="float" office:value="185.25">
                <text:p>185.25</text:p>
              </table:table-cell>
              <table:table-cell office:value-type="float" office:value="211.25">
                <text:p>211.25</text:p>
              </table:table-cell>
              <table:table-cell office:value-type="float" office:value="236.25">
                <text:p>236.25</text:p>
              </table:table-cell>
            </table:table-row>
            <table:table-row>
              <table:table-cell office:value-type="string">
                <text:p>Row 49</text:p>
                <draw:g>
                  <svg:desc/>
                </draw:g>
              </table:table-cell>
              <table:table-cell office:value-type="float" office:value="0.068725">
                <text:p>0.068725</text:p>
                <draw:g>
                  <svg:desc>Sheet2.C49:Sheet2.J49</svg:desc>
                </draw:g>
              </table:table-cell>
              <table:table-cell office:value-type="float" office:value="0.06815">
                <text:p>0.06815</text:p>
              </table:table-cell>
              <table:table-cell office:value-type="float" office:value="0.0604">
                <text:p>0.0604</text:p>
              </table:table-cell>
              <table:table-cell office:value-type="float" office:value="0.041675">
                <text:p>0.041675</text:p>
              </table:table-cell>
              <table:table-cell office:value-type="float" office:value="0.042425">
                <text:p>0.042425</text:p>
              </table:table-cell>
              <table:table-cell office:value-type="float" office:value="0.0574">
                <text:p>0.0574</text:p>
              </table:table-cell>
              <table:table-cell office:value-type="float" office:value="0.043975">
                <text:p>0.043975</text:p>
              </table:table-cell>
              <table:table-cell office:value-type="float" office:value="0.055725">
                <text:p>0.0557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71cm" svg:y="0.316cm" chart:style-name="ch2">
          <text:p>Growth in light/dark cycles</text:p>
        </chart:title>
        <chart:legend chart:legend-position="end" svg:x="13.518cm" svg:y="4.201cm" style:legend-expansion="high" chart:style-name="ch3"/>
        <chart:plot-area chart:style-name="ch4" table:cell-range-address="Sheet2.C26:Sheet2.M26 Sheet2.C32:Sheet2.M32" svg:x="1.331cm" svg:y="1.275cm" svg:width="11.867cm" svg:height="6.564cm">
          <chart:coordinate-region svg:x="2.243cm" svg:y="1.474cm" svg:width="10.676cm" svg:height="5.718cm"/>
          <chart:axis chart:dimension="x" chart:name="primary-x" chart:style-name="ch5">
            <chart:title svg:x="5.857cm" svg:y="8.019cm" chart:style-name="ch6">
              <text:p>hours of cultivation</text:p>
            </chart:title>
          </chart:axis>
          <chart:axis chart:dimension="y" chart:name="primary-y" chart:style-name="ch7">
            <chart:title svg:x="0.451cm" svg:y="5.792cm" chart:style-name="ch8">
              <text:p>growth rate (1/h)</text:p>
            </chart:title>
            <chart:grid chart:style-name="ch9" chart:class="major"/>
          </chart:axis>
          <chart:series chart:style-name="ch10" chart:values-cell-range-address="Sheet2.C32:Sheet2.M32" chart:class="chart:scatter">
            <chart:domain table:cell-range-address="Sheet2.C26:Sheet2.M26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38.25">
                <text:p>38.25</text:p>
                <draw:g>
                  <svg:desc>Sheet2.C26:Sheet2.M2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.916666666667">
                <text:p>113.916666666667</text:p>
              </table:table-cell>
              <table:table-cell office:value-type="float" office:value="NaN">
                <text:p>NaN</text:p>
              </table:table-cell>
              <table:table-cell office:value-type="float" office:value="185.25">
                <text:p>185.25</text:p>
              </table:table-cell>
              <table:table-cell office:value-type="float" office:value="NaN">
                <text:p>NaN</text:p>
              </table:table-cell>
              <table:table-cell office:value-type="float" office:value="236.25">
                <text:p>236.25</text:p>
              </table:table-cell>
              <table:table-cell office:value-type="float" office:value="NaN">
                <text:p>NaN</text:p>
              </table:table-cell>
              <table:table-cell office:value-type="float" office:value="328.25">
                <text:p>328.25</text:p>
              </table:table-cell>
              <table:table-cell office:value-type="float" office:value="377.5">
                <text:p>377.5</text:p>
              </table:table-cell>
            </table:table-row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0.0720333333333333">
                <text:p>0.0720333333333333</text:p>
                <draw:g>
                  <svg:desc>Sheet2.C32:Sheet2.M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7088888888889">
                <text:p>0.0327088888888889</text:p>
              </table:table-cell>
              <table:table-cell office:value-type="float" office:value="NaN">
                <text:p>NaN</text:p>
              </table:table-cell>
              <table:table-cell office:value-type="float" office:value="0.0516777777777778">
                <text:p>0.0516777777777778</text:p>
              </table:table-cell>
              <table:table-cell office:value-type="float" office:value="NaN">
                <text:p>NaN</text:p>
              </table:table-cell>
              <table:table-cell office:value-type="float" office:value="0.0450233333333333">
                <text:p>0.0450233333333333</text:p>
              </table:table-cell>
              <table:table-cell office:value-type="float" office:value="NaN">
                <text:p>NaN</text:p>
              </table:table-cell>
              <table:table-cell office:value-type="float" office:value="0.0199142857142857">
                <text:p>0.0199142857142857</text:p>
              </table:table-cell>
              <table:table-cell office:value-type="float" office:value="0.0198690476190476">
                <text:p>0.01986904761904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